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000000"/>
      <style:text-properties fo:color="#FFFFFF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fo:background-color="#000000"/>
      <style:text-properties fo:color="#FFFFFF"/>
    </style:style>
    <style:style style:name="ce4" style:family="table-cell" style:parent-style-name="Default" style:data-style-name="N0">
      <style:table-cell-properties fo:border="thin solid #000000" fo:background-color="#13544E"/>
      <style:text-properties fo:color="#FFFFFF"/>
    </style:style>
    <style:style style:name="ce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13544E" style:repeat-content="false"/>
      <style:paragraph-properties fo:text-align="start" fo:margin-left="0cm"/>
      <style:text-properties fo: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fo:background-color="#13544E"/>
      <style:text-properties fo:color="#FFFFFF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13544E"/>
      <style:text-properties fo: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13544E"/>
      <style:text-properties fo:color="#FFFFFF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000000"/>
      <style:text-properties fo:color="#FFFFFF"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fo:background-color="#000000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13544E"/>
      <style:text-properties fo:color="#FFFFFF"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13544E"/>
      <style:text-properties fo:color="#FFFFFF"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13544E"/>
      <style:text-properties fo:color="#FFFFFF"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13544E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fo:background-color="#13544E"/>
      <style:text-properties fo:color="#FFFFFF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fo:background-color="#13544E"/>
      <style:text-properties fo:color="#FFFFFF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fo:background-color="#13544E"/>
      <style:text-properties fo:color="#FFFFFF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13544E"/>
      <style:text-properties fo:color="#FFFFFF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fo:background-color="#13544E"/>
      <style:text-properties fo:color="#FFFFFF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89A9A6" style:repeat-content="false"/>
      <style:paragraph-properties fo:text-align="center"/>
      <style:text-properties fo:color="#FFFFFF" fo:font-weight="bold" style:font-weight-asian="bold" style:font-weight-complex="bold"/>
    </style:style>
    <style:style style:name="ce22" style:family="table-cell" style:parent-style-name="Default" style:data-style-name="N30"/>
    <style:style style:name="ce23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3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9.97479166666667cm"/>
    </style:style>
    <style:style style:name="co3" style:family="table-column">
      <style:table-column-properties fo:break-before="auto" style:column-width="10.398125cm"/>
    </style:style>
    <style:style style:name="co4" style:family="table-column">
      <style:table-column-properties fo:break-before="auto" style:column-width="9.33979166666667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ic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RuleSet</text:p>
          </table:table-cell>
          <table:table-cell office:value-type="string" table:style-name="ce2">
            <text:p>Pricing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Sequential</text:p>
          </table:table-cell>
          <table:table-cell office:value-type="boolean" office:boolean-value="true" table:style-name="ce5">
            <text:p>TRUE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mport</text:p>
          </table:table-cell>
          <table:table-cell office:value-type="string" table:style-name="ce8">
            <text:p>com.sapienter.jbilling.server.item.PricingField,</text:p>
            <text:p>com.sapienter.jbilling.server.item.tasks.PricingResult,</text:p>
            <text:p>org.apache.log4j.Logger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Variables</text:p>
          </table:table-cell>
          <table:table-cell office:value-type="string" table:style-name="ce8">
            <text:p>org.apache.log4j.Logger LOG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style-name="ce1"/>
          <table:table-cell office:value-type="string" table:style-name="ce9">
            <text:p>RuleTable Rates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3">
          <table:table-cell table:style-name="ce1"/>
          <table:table-cell office:value-type="string" table:style-name="ce11">
            <text:p>CONDITION</text:p>
          </table:table-cell>
          <table:table-cell office:value-type="string" table:style-name="ce11">
            <text:p>CONDITION</text:p>
          </table:table-cell>
          <table:table-cell office:value-type="string" table:style-name="ce12">
            <text:p>ACTION</text:p>
          </table:table-cell>
          <table:table-cell office:value-type="string" table:style-name="ce13">
            <text:p>ACTIVATION-GRO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$result : PricingResult</text:p>
          </table:table-cell>
          <table:table-cell office:value-type="string" table:style-name="ce14">
            <text:p>PricingField</text:p>
          </table:table-cell>
          <table:table-cell table:style-name="ce15"/>
          <table:table-cell table:style-name="ce16"/>
          <table:table-cell table:number-columns-repeated="16379"/>
        </table:table-row>
        <table:table-row table:style-name="ro2">
          <table:table-cell table:style-name="ce1"/>
          <table:table-cell office:value-type="string" table:style-name="ce17">
            <text:p>itemId == $param, price == null, $resultId : pricingFieldsResultId</text:p>
          </table:table-cell>
          <table:table-cell office:value-type="string" table:style-name="ce17">
            <text:p>name == "dst", strValue matches "^$param.*", resultId == $resultId</text:p>
          </table:table-cell>
          <table:table-cell office:value-type="string" table:style-name="ce18">
            <text:p>modify($result) { setPrice("$param"); }<text:s/></text:p>
            <text:p>LOG.debug("Setting price of item 1 to " + $result.getPrice());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20"/>
          <table:table-cell office:value-type="string" table:style-name="ce21">
            <text:p>Call Type (item Id)</text:p>
          </table:table-cell>
          <table:table-cell office:value-type="string" table:style-name="ce21">
            <text:p>Digits</text:p>
          </table:table-cell>
          <table:table-cell office:value-type="string" table:style-name="ce21">
            <text:p>Price</text:p>
          </table:table-cell>
          <table:table-cell office:value-type="string" table:style-name="ce21">
            <text:p>Group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4165" table:style-name="ce24">
            <text:p>5994165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91" table:style-name="ce24">
            <text:p>521559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85" table:style-name="ce24">
            <text:p>521558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59" table:style-name="ce24">
            <text:p>521555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58" table:style-name="ce24">
            <text:p>521555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55" table:style-name="ce24">
            <text:p>521555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54" table:style-name="ce24">
            <text:p>521555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53" table:style-name="ce24">
            <text:p>521555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52" table:style-name="ce24">
            <text:p>521555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51" table:style-name="ce24">
            <text:p>521555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50" table:style-name="ce24">
            <text:p>5215550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31" table:style-name="ce24">
            <text:p>521553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30" table:style-name="ce24">
            <text:p>5215530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26" table:style-name="ce24">
            <text:p>521552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25" table:style-name="ce24">
            <text:p>521552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22" table:style-name="ce24">
            <text:p>521552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21" table:style-name="ce24">
            <text:p>521552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19" table:style-name="ce24">
            <text:p>521551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14" table:style-name="ce24">
            <text:p>521551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12" table:style-name="ce24">
            <text:p>521551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11" table:style-name="ce24">
            <text:p>521551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5510" table:style-name="ce24">
            <text:p>5215510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0291" table:style-name="ce24">
            <text:p>3520291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999" table:style-name="ce24">
            <text:p>187699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997" table:style-name="ce24">
            <text:p>187699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995" table:style-name="ce24">
            <text:p>1876995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990" table:style-name="ce24">
            <text:p>187699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980" table:style-name="ce24">
            <text:p>187698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919" table:style-name="ce24">
            <text:p>187691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909" table:style-name="ce24">
            <text:p>187690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9" table:style-name="ce24">
            <text:p>187687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8" table:style-name="ce24">
            <text:p>187687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7" table:style-name="ce24">
            <text:p>187687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5" table:style-name="ce24">
            <text:p>1876875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4" table:style-name="ce24">
            <text:p>187687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3" table:style-name="ce24">
            <text:p>187687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2" table:style-name="ce24">
            <text:p>187687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1" table:style-name="ce24">
            <text:p>187687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0" table:style-name="ce24">
            <text:p>187687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19" table:style-name="ce24">
            <text:p>187681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18" table:style-name="ce24">
            <text:p>187681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17" table:style-name="ce24">
            <text:p>187681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16" table:style-name="ce24">
            <text:p>1876816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15" table:style-name="ce24">
            <text:p>1876815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14" table:style-name="ce24">
            <text:p>187681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13" table:style-name="ce24">
            <text:p>187681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12" table:style-name="ce24">
            <text:p>187681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09" table:style-name="ce24">
            <text:p>187680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08" table:style-name="ce24">
            <text:p>187680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07" table:style-name="ce24">
            <text:p>187680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06" table:style-name="ce24">
            <text:p>1876806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05" table:style-name="ce24">
            <text:p>1876805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04" table:style-name="ce24">
            <text:p>187680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99" table:style-name="ce24">
            <text:p>187679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98" table:style-name="ce24">
            <text:p>187679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97" table:style-name="ce24">
            <text:p>187679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96" table:style-name="ce24">
            <text:p>1876796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93" table:style-name="ce24">
            <text:p>187679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92" table:style-name="ce24">
            <text:p>187679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91" table:style-name="ce24">
            <text:p>187679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90" table:style-name="ce24">
            <text:p>187679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89" table:style-name="ce24">
            <text:p>187678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88" table:style-name="ce24">
            <text:p>187678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87" table:style-name="ce24">
            <text:p>187678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84" table:style-name="ce24">
            <text:p>187678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83" table:style-name="ce24">
            <text:p>187678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82" table:style-name="ce24">
            <text:p>187678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81" table:style-name="ce24">
            <text:p>187678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07" table:style-name="ce24">
            <text:p>187670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00" table:style-name="ce24">
            <text:p>187670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699" table:style-name="ce24">
            <text:p>187669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94" table:style-name="ce24">
            <text:p>187649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93" table:style-name="ce24">
            <text:p>187649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92" table:style-name="ce24">
            <text:p>187649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91" table:style-name="ce24">
            <text:p>187649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90" table:style-name="ce24">
            <text:p>187649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45" table:style-name="ce24">
            <text:p>1876445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43" table:style-name="ce24">
            <text:p>187644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42" table:style-name="ce24">
            <text:p>187644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41" table:style-name="ce24">
            <text:p>187644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40" table:style-name="ce24">
            <text:p>187644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19" table:style-name="ce24">
            <text:p>187641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18" table:style-name="ce24">
            <text:p>187641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17" table:style-name="ce24">
            <text:p>187641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16" table:style-name="ce24">
            <text:p>1876416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14" table:style-name="ce24">
            <text:p>187641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13" table:style-name="ce24">
            <text:p>187641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12" table:style-name="ce24">
            <text:p>187641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10" table:style-name="ce24">
            <text:p>187641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22" table:style-name="ce24">
            <text:p>187632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21" table:style-name="ce24">
            <text:p>187632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20" table:style-name="ce24">
            <text:p>187632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04" table:style-name="ce24">
            <text:p>187630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03" table:style-name="ce24">
            <text:p>187630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02" table:style-name="ce24">
            <text:p>187630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01" table:style-name="ce24">
            <text:p>187630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210" table:style-name="ce24">
            <text:p>187621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68678" table:style-name="ce24">
            <text:p>1868678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68620" table:style-name="ce24">
            <text:p>1868620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86" table:style-name="ce24">
            <text:p>180998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82" table:style-name="ce24">
            <text:p>180998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81" table:style-name="ce24">
            <text:p>180998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80" table:style-name="ce24">
            <text:p>180998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79" table:style-name="ce24">
            <text:p>180997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78" table:style-name="ce24">
            <text:p>180997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77" table:style-name="ce24">
            <text:p>180997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75" table:style-name="ce24">
            <text:p>180997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74" table:style-name="ce24">
            <text:p>180997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73" table:style-name="ce24">
            <text:p>180997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72" table:style-name="ce24">
            <text:p>180997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69" table:style-name="ce24">
            <text:p>180996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68" table:style-name="ce24">
            <text:p>180996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67" table:style-name="ce24">
            <text:p>180996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66" table:style-name="ce24">
            <text:p>180996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65" table:style-name="ce24">
            <text:p>180996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64" table:style-name="ce24">
            <text:p>180996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63" table:style-name="ce24">
            <text:p>180996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62" table:style-name="ce24">
            <text:p>180996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61" table:style-name="ce24">
            <text:p>180996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53" table:style-name="ce24">
            <text:p>180995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52" table:style-name="ce24">
            <text:p>180995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46" table:style-name="ce24">
            <text:p>180994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45" table:style-name="ce24">
            <text:p>180994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44" table:style-name="ce24">
            <text:p>180994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43" table:style-name="ce24">
            <text:p>180994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42" table:style-name="ce24">
            <text:p>180994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41" table:style-name="ce24">
            <text:p>180994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40" table:style-name="ce24">
            <text:p>180994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39" table:style-name="ce24">
            <text:p>180993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38" table:style-name="ce24">
            <text:p>180993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32" table:style-name="ce24">
            <text:p>180993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29" table:style-name="ce24">
            <text:p>180992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28" table:style-name="ce24">
            <text:p>180992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18" table:style-name="ce24">
            <text:p>180991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17" table:style-name="ce24">
            <text:p>180991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16" table:style-name="ce24">
            <text:p>180991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15" table:style-name="ce24">
            <text:p>180991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14" table:style-name="ce24">
            <text:p>180991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13" table:style-name="ce24">
            <text:p>180991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912" table:style-name="ce24">
            <text:p>180991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90" table:style-name="ce24">
            <text:p>180989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89" table:style-name="ce24">
            <text:p>180988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88" table:style-name="ce24">
            <text:p>180988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86" table:style-name="ce24">
            <text:p>180988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85" table:style-name="ce24">
            <text:p>180988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84" table:style-name="ce24">
            <text:p>180988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83" table:style-name="ce24">
            <text:p>180988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82" table:style-name="ce24">
            <text:p>180988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81" table:style-name="ce24">
            <text:p>180988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80" table:style-name="ce24">
            <text:p>180988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79" table:style-name="ce24">
            <text:p>180987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78" table:style-name="ce24">
            <text:p>180987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77" table:style-name="ce24">
            <text:p>180987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76" table:style-name="ce24">
            <text:p>180987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75" table:style-name="ce24">
            <text:p>180987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74" table:style-name="ce24">
            <text:p>180987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73" table:style-name="ce24">
            <text:p>180987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71" table:style-name="ce24">
            <text:p>180987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8" table:style-name="ce24">
            <text:p>180985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7" table:style-name="ce24">
            <text:p>180985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6" table:style-name="ce24">
            <text:p>180985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5" table:style-name="ce24">
            <text:p>180985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4" table:style-name="ce24">
            <text:p>180985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3" table:style-name="ce24">
            <text:p>180985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2" table:style-name="ce24">
            <text:p>180985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1" table:style-name="ce24">
            <text:p>180985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0" table:style-name="ce24">
            <text:p>180985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9" table:style-name="ce24">
            <text:p>180984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8" table:style-name="ce24">
            <text:p>180984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7" table:style-name="ce24">
            <text:p>180984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6" table:style-name="ce24">
            <text:p>180984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5" table:style-name="ce24">
            <text:p>180984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4" table:style-name="ce24">
            <text:p>180984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3" table:style-name="ce24">
            <text:p>180984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2" table:style-name="ce24">
            <text:p>180984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1" table:style-name="ce24">
            <text:p>180984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0" table:style-name="ce24">
            <text:p>180984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39" table:style-name="ce24">
            <text:p>180983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38" table:style-name="ce24">
            <text:p>180983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37" table:style-name="ce24">
            <text:p>180983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36" table:style-name="ce24">
            <text:p>180983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35" table:style-name="ce24">
            <text:p>180983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34" table:style-name="ce24">
            <text:p>180983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29" table:style-name="ce24">
            <text:p>180982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18" table:style-name="ce24">
            <text:p>180981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17" table:style-name="ce24">
            <text:p>180981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16" table:style-name="ce24">
            <text:p>180981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15" table:style-name="ce24">
            <text:p>180981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06" table:style-name="ce24">
            <text:p>180980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05" table:style-name="ce24">
            <text:p>180980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04" table:style-name="ce24">
            <text:p>180980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03" table:style-name="ce24">
            <text:p>180980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02" table:style-name="ce24">
            <text:p>180980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01" table:style-name="ce24">
            <text:p>180980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96" table:style-name="ce24">
            <text:p>180979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87" table:style-name="ce24">
            <text:p>180978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86" table:style-name="ce24">
            <text:p>180978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85" table:style-name="ce24">
            <text:p>180978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77" table:style-name="ce24">
            <text:p>180977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76" table:style-name="ce24">
            <text:p>180977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75" table:style-name="ce24">
            <text:p>180977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74" table:style-name="ce24">
            <text:p>180977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73" table:style-name="ce24">
            <text:p>180977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72" table:style-name="ce24">
            <text:p>180977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71" table:style-name="ce24">
            <text:p>180977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69" table:style-name="ce24">
            <text:p>180976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68" table:style-name="ce24">
            <text:p>180976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67" table:style-name="ce24">
            <text:p>180976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65" table:style-name="ce24">
            <text:p>180976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64" table:style-name="ce24">
            <text:p>180976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63" table:style-name="ce24">
            <text:p>180976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62" table:style-name="ce24">
            <text:p>180976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61" table:style-name="ce24">
            <text:p>180976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60" table:style-name="ce24">
            <text:p>180976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59" table:style-name="ce24">
            <text:p>180975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58" table:style-name="ce24">
            <text:p>180975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57" table:style-name="ce24">
            <text:p>180975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56" table:style-name="ce24">
            <text:p>180975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54" table:style-name="ce24">
            <text:p>180975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53" table:style-name="ce24">
            <text:p>180975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52" table:style-name="ce24">
            <text:p>180975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51" table:style-name="ce24">
            <text:p>180975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50" table:style-name="ce24">
            <text:p>180975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49" table:style-name="ce24">
            <text:p>180974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47" table:style-name="ce24">
            <text:p>180974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29" table:style-name="ce24">
            <text:p>180972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27" table:style-name="ce24">
            <text:p>180972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23" table:style-name="ce24">
            <text:p>180972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21" table:style-name="ce24">
            <text:p>180972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10" table:style-name="ce24">
            <text:p>180971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707" table:style-name="ce24">
            <text:p>180970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98" table:style-name="ce24">
            <text:p>180969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97" table:style-name="ce24">
            <text:p>180969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96" table:style-name="ce24">
            <text:p>180969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94" table:style-name="ce24">
            <text:p>180969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71" table:style-name="ce24">
            <text:p>180967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70" table:style-name="ce24">
            <text:p>180967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60" table:style-name="ce24">
            <text:p>180966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59" table:style-name="ce24">
            <text:p>180965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58" table:style-name="ce24">
            <text:p>180965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56" table:style-name="ce24">
            <text:p>180965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53" table:style-name="ce24">
            <text:p>180965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52" table:style-name="ce24">
            <text:p>180965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51" table:style-name="ce24">
            <text:p>180965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50" table:style-name="ce24">
            <text:p>180965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39" table:style-name="ce24">
            <text:p>180963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37" table:style-name="ce24">
            <text:p>180963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35" table:style-name="ce24">
            <text:p>180963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34" table:style-name="ce24">
            <text:p>180963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33" table:style-name="ce24">
            <text:p>180963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32" table:style-name="ce24">
            <text:p>180963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31" table:style-name="ce24">
            <text:p>180963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30" table:style-name="ce24">
            <text:p>180963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29" table:style-name="ce24">
            <text:p>180962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28" table:style-name="ce24">
            <text:p>180962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24" table:style-name="ce24">
            <text:p>180962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04" table:style-name="ce24">
            <text:p>180960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545" table:style-name="ce24">
            <text:p>180954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543" table:style-name="ce24">
            <text:p>180954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542" table:style-name="ce24">
            <text:p>180954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519" table:style-name="ce24">
            <text:p>180951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515" table:style-name="ce24">
            <text:p>180951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87" table:style-name="ce24">
            <text:p>180948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86" table:style-name="ce24">
            <text:p>180948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81" table:style-name="ce24">
            <text:p>180948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70" table:style-name="ce24">
            <text:p>180947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65" table:style-name="ce24">
            <text:p>180946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64" table:style-name="ce24">
            <text:p>180946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63" table:style-name="ce24">
            <text:p>180946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62" table:style-name="ce24">
            <text:p>180946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61" table:style-name="ce24">
            <text:p>180946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60" table:style-name="ce24">
            <text:p>180946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59" table:style-name="ce24">
            <text:p>180945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58" table:style-name="ce24">
            <text:p>180945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57" table:style-name="ce24">
            <text:p>180945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56" table:style-name="ce24">
            <text:p>180945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54" table:style-name="ce24">
            <text:p>180945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53" table:style-name="ce24">
            <text:p>180945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52" table:style-name="ce24">
            <text:p>180945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51" table:style-name="ce24">
            <text:p>180945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50" table:style-name="ce24">
            <text:p>180945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9" table:style-name="ce24">
            <text:p>180944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8" table:style-name="ce24">
            <text:p>180944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7" table:style-name="ce24">
            <text:p>180944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6" table:style-name="ce24">
            <text:p>180944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5" table:style-name="ce24">
            <text:p>180944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4" table:style-name="ce24">
            <text:p>180944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3" table:style-name="ce24">
            <text:p>180944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2" table:style-name="ce24">
            <text:p>180944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1" table:style-name="ce24">
            <text:p>180944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0" table:style-name="ce24">
            <text:p>180944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39" table:style-name="ce24">
            <text:p>180943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38" table:style-name="ce24">
            <text:p>180943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37" table:style-name="ce24">
            <text:p>180943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36" table:style-name="ce24">
            <text:p>180943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32" table:style-name="ce24">
            <text:p>180943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31" table:style-name="ce24">
            <text:p>180943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30" table:style-name="ce24">
            <text:p>180943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9" table:style-name="ce24">
            <text:p>180942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8" table:style-name="ce24">
            <text:p>180942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7" table:style-name="ce24">
            <text:p>180942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6" table:style-name="ce24">
            <text:p>180942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5" table:style-name="ce24">
            <text:p>180942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4" table:style-name="ce24">
            <text:p>180942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3" table:style-name="ce24">
            <text:p>180942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1" table:style-name="ce24">
            <text:p>180942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0" table:style-name="ce24">
            <text:p>180942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19" table:style-name="ce24">
            <text:p>180941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18" table:style-name="ce24">
            <text:p>180941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17" table:style-name="ce24">
            <text:p>180941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16" table:style-name="ce24">
            <text:p>180941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15" table:style-name="ce24">
            <text:p>180941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99" table:style-name="ce24">
            <text:p>180939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96" table:style-name="ce24">
            <text:p>180939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95" table:style-name="ce24">
            <text:p>180939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90" table:style-name="ce24">
            <text:p>180939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86" table:style-name="ce24">
            <text:p>180938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83" table:style-name="ce24">
            <text:p>180938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77" table:style-name="ce24">
            <text:p>180937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76" table:style-name="ce24">
            <text:p>180937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74" table:style-name="ce24">
            <text:p>180937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70" table:style-name="ce24">
            <text:p>180937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66" table:style-name="ce24">
            <text:p>180936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60" table:style-name="ce24">
            <text:p>180936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55" table:style-name="ce24">
            <text:p>180935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50" table:style-name="ce24">
            <text:p>180935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48" table:style-name="ce24">
            <text:p>180934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45" table:style-name="ce24">
            <text:p>180934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44" table:style-name="ce24">
            <text:p>180934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43" table:style-name="ce24">
            <text:p>180934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42" table:style-name="ce24">
            <text:p>180934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41" table:style-name="ce24">
            <text:p>180934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40" table:style-name="ce24">
            <text:p>180934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30" table:style-name="ce24">
            <text:p>180933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27" table:style-name="ce24">
            <text:p>180932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26" table:style-name="ce24">
            <text:p>180932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25" table:style-name="ce24">
            <text:p>180932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24" table:style-name="ce24">
            <text:p>180932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23" table:style-name="ce24">
            <text:p>180932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22" table:style-name="ce24">
            <text:p>180932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21" table:style-name="ce24">
            <text:p>180932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10" table:style-name="ce24">
            <text:p>180931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09" table:style-name="ce24">
            <text:p>180930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08" table:style-name="ce24">
            <text:p>180930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07" table:style-name="ce24">
            <text:p>180930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06" table:style-name="ce24">
            <text:p>180930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05" table:style-name="ce24">
            <text:p>180930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04" table:style-name="ce24">
            <text:p>180930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03" table:style-name="ce24">
            <text:p>180930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02" table:style-name="ce24">
            <text:p>180930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301" table:style-name="ce24">
            <text:p>180930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99" table:style-name="ce24">
            <text:p>180929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93" table:style-name="ce24">
            <text:p>180929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92" table:style-name="ce24">
            <text:p>180929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83" table:style-name="ce24">
            <text:p>180928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82" table:style-name="ce24">
            <text:p>180928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81" table:style-name="ce24">
            <text:p>180928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80" table:style-name="ce24">
            <text:p>180928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72" table:style-name="ce24">
            <text:p>180927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71" table:style-name="ce24">
            <text:p>180927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70" table:style-name="ce24">
            <text:p>180927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69" table:style-name="ce24">
            <text:p>180926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68" table:style-name="ce24">
            <text:p>180926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67" table:style-name="ce24">
            <text:p>180926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65" table:style-name="ce24">
            <text:p>180926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64" table:style-name="ce24">
            <text:p>180926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58" table:style-name="ce24">
            <text:p>180925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57" table:style-name="ce24">
            <text:p>180925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56" table:style-name="ce24">
            <text:p>180925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54" table:style-name="ce24">
            <text:p>180925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53" table:style-name="ce24">
            <text:p>180925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52" table:style-name="ce24">
            <text:p>180925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51" table:style-name="ce24">
            <text:p>180925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50" table:style-name="ce24">
            <text:p>1809250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49" table:style-name="ce24">
            <text:p>180924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48" table:style-name="ce24">
            <text:p>180924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24" table:style-name="ce24">
            <text:p>180922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23" table:style-name="ce24">
            <text:p>180922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22" table:style-name="ce24">
            <text:p>180922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204" table:style-name="ce24">
            <text:p>180920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84593" table:style-name="ce24">
            <text:p>1784593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84493" table:style-name="ce24">
            <text:p>1784493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84455" table:style-name="ce24">
            <text:p>1784455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84454" table:style-name="ce24">
            <text:p>1784454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67245" table:style-name="ce24">
            <text:p>1767245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67235" table:style-name="ce24">
            <text:p>1767235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58485" table:style-name="ce24">
            <text:p>1758485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58384" table:style-name="ce24">
            <text:p>1758384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58284" table:style-name="ce24">
            <text:p>1758284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664492" table:style-name="ce24">
            <text:p>1664492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345916" table:style-name="ce24">
            <text:p>1345916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68773" table:style-name="ce24">
            <text:p>1268773</text:p>
          </table:table-cell>
          <table:table-cell office:value-type="float" office:value="0.28999999999999998" table:style-name="ce25">
            <text:p>0.2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68729" table:style-name="ce24">
            <text:p>1268729</text:p>
          </table:table-cell>
          <table:table-cell office:value-type="float" office:value="0.28999999999999998" table:style-name="ce25">
            <text:p>0.2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68728" table:style-name="ce24">
            <text:p>1268728</text:p>
          </table:table-cell>
          <table:table-cell office:value-type="float" office:value="0.28999999999999998" table:style-name="ce25">
            <text:p>0.2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68727" table:style-name="ce24">
            <text:p>1268727</text:p>
          </table:table-cell>
          <table:table-cell office:value-type="float" office:value="0.28999999999999998" table:style-name="ce25">
            <text:p>0.2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68724" table:style-name="ce24">
            <text:p>1268724</text:p>
          </table:table-cell>
          <table:table-cell office:value-type="float" office:value="0.28999999999999998" table:style-name="ce25">
            <text:p>0.2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68723" table:style-name="ce24">
            <text:p>1268723</text:p>
          </table:table-cell>
          <table:table-cell office:value-type="float" office:value="0.28999999999999998" table:style-name="ce25">
            <text:p>0.2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68464" table:style-name="ce24">
            <text:p>1268464</text:p>
          </table:table-cell>
          <table:table-cell office:value-type="float" office:value="0.28999999999999998" table:style-name="ce25">
            <text:p>0.2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6517" table:style-name="ce24">
            <text:p>996517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6502" table:style-name="ce24">
            <text:p>996502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34348" table:style-name="ce24">
            <text:p>734348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6696" table:style-name="ce24">
            <text:p>596696</text:p>
          </table:table-cell>
          <table:table-cell office:value-type="float" office:value="0.65" table:style-name="ce25">
            <text:p>0.6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4694" table:style-name="ce24">
            <text:p>594694</text:p>
          </table:table-cell>
          <table:table-cell office:value-type="float" office:value="0.78" table:style-name="ce25">
            <text:p>0.7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888" table:style-name="ce24">
            <text:p>592888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0690" table:style-name="ce24">
            <text:p>590690</text:p>
          </table:table-cell>
          <table:table-cell office:value-type="float" office:value="0.65" table:style-name="ce25">
            <text:p>0.6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9251" table:style-name="ce24">
            <text:p>509251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718" table:style-name="ce24">
            <text:p>507718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708" table:style-name="ce24">
            <text:p>507708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418" table:style-name="ce24">
            <text:p>507418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408" table:style-name="ce24">
            <text:p>507408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219" table:style-name="ce24">
            <text:p>507219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218" table:style-name="ce24">
            <text:p>507218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6284" table:style-name="ce24">
            <text:p>506284</text:p>
          </table:table-cell>
          <table:table-cell office:value-type="float" office:value="0.13" table:style-name="ce25">
            <text:p>0.1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6283" table:style-name="ce24">
            <text:p>506283</text:p>
          </table:table-cell>
          <table:table-cell office:value-type="float" office:value="0.13" table:style-name="ce25">
            <text:p>0.1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979" table:style-name="ce24">
            <text:p>50297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929" table:style-name="ce24">
            <text:p>50292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879" table:style-name="ce24">
            <text:p>50287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828" table:style-name="ce24">
            <text:p>502828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779" table:style-name="ce24">
            <text:p>50277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728" table:style-name="ce24">
            <text:p>502728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677" table:style-name="ce24">
            <text:p>502677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658" table:style-name="ce24">
            <text:p>502658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628" table:style-name="ce24">
            <text:p>502628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470" table:style-name="ce24">
            <text:p>50247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429" table:style-name="ce24">
            <text:p>50242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428" table:style-name="ce24">
            <text:p>502428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427" table:style-name="ce24">
            <text:p>502427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379" table:style-name="ce24">
            <text:p>50237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377" table:style-name="ce24">
            <text:p>502377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328" table:style-name="ce24">
            <text:p>502328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279" table:style-name="ce24">
            <text:p>50227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277" table:style-name="ce24">
            <text:p>502277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1915" table:style-name="ce24">
            <text:p>421915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609" table:style-name="ce24">
            <text:p>386609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3796" table:style-name="ce24">
            <text:p>373796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3795" table:style-name="ce24">
            <text:p>373795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3794" table:style-name="ce24">
            <text:p>373794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3693" table:style-name="ce24">
            <text:p>373693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3692" table:style-name="ce24">
            <text:p>373692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3691" table:style-name="ce24">
            <text:p>373691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3690" table:style-name="ce24">
            <text:p>373690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7700" table:style-name="ce24">
            <text:p>357700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291" table:style-name="ce24">
            <text:p>352291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098" table:style-name="ce24">
            <text:p>352098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091" table:style-name="ce24">
            <text:p>352091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028" table:style-name="ce24">
            <text:p>352028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021" table:style-name="ce24">
            <text:p>352021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1676" table:style-name="ce24">
            <text:p>351676</text:p>
          </table:table-cell>
          <table:table-cell office:value-type="float" office:value="0.43" table:style-name="ce25">
            <text:p>0.4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6588" table:style-name="ce24">
            <text:p>266588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6586" table:style-name="ce24">
            <text:p>266586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6585" table:style-name="ce24">
            <text:p>266585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2692" table:style-name="ce24">
            <text:p>262692</text:p>
          </table:table-cell>
          <table:table-cell office:value-type="float" office:value="0.76" table:style-name="ce25">
            <text:p>0.7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4775" table:style-name="ce24">
            <text:p>234775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4774" table:style-name="ce24">
            <text:p>234774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4470" table:style-name="ce24">
            <text:p>234470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0423" table:style-name="ce24">
            <text:p>230423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0422" table:style-name="ce24">
            <text:p>230422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0421" table:style-name="ce24">
            <text:p>230421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71" table:style-name="ce24">
            <text:p>223671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277" table:style-name="ce24">
            <text:p>223277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8" table:style-name="ce24">
            <text:p>18768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7" table:style-name="ce24">
            <text:p>18768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6" table:style-name="ce24">
            <text:p>187686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5" table:style-name="ce24">
            <text:p>187685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4" table:style-name="ce24">
            <text:p>18768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3" table:style-name="ce24">
            <text:p>18768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2" table:style-name="ce24">
            <text:p>18768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1" table:style-name="ce24">
            <text:p>18768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0" table:style-name="ce24">
            <text:p>18768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9" table:style-name="ce24">
            <text:p>18767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8" table:style-name="ce24">
            <text:p>18767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77" table:style-name="ce24">
            <text:p>18767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9" table:style-name="ce24">
            <text:p>18764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4" table:style-name="ce24">
            <text:p>18764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3" table:style-name="ce24">
            <text:p>18764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2" table:style-name="ce24">
            <text:p>18764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1" table:style-name="ce24">
            <text:p>18764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40" table:style-name="ce24">
            <text:p>18764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9" table:style-name="ce24">
            <text:p>187639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8" table:style-name="ce24">
            <text:p>18763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7" table:style-name="ce24">
            <text:p>18763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6" table:style-name="ce24">
            <text:p>187636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5" table:style-name="ce24">
            <text:p>187635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4" table:style-name="ce24">
            <text:p>187634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3" table:style-name="ce24">
            <text:p>18763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2" table:style-name="ce24">
            <text:p>18763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1" table:style-name="ce24">
            <text:p>18763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0" table:style-name="ce24">
            <text:p>187630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6877" table:style-name="ce24">
            <text:p>186877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6876" table:style-name="ce24">
            <text:p>186876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6875" table:style-name="ce24">
            <text:p>186875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6868" table:style-name="ce24">
            <text:p>186868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6" table:style-name="ce24">
            <text:p>18098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5" table:style-name="ce24">
            <text:p>18098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84" table:style-name="ce24">
            <text:p>18098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5" table:style-name="ce24">
            <text:p>18096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64" table:style-name="ce24">
            <text:p>18096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9" table:style-name="ce24">
            <text:p>18094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4" table:style-name="ce24">
            <text:p>18094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42" table:style-name="ce24">
            <text:p>180942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4623" table:style-name="ce24">
            <text:p>124623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599" table:style-name="ce24">
            <text:p>99599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597" table:style-name="ce24">
            <text:p>99597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593" table:style-name="ce24">
            <text:p>99593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577" table:style-name="ce24">
            <text:p>99577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455" table:style-name="ce24">
            <text:p>99455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450" table:style-name="ce24">
            <text:p>99450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798" table:style-name="ce24">
            <text:p>97798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268" table:style-name="ce24">
            <text:p>97268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267" table:style-name="ce24">
            <text:p>97267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266" table:style-name="ce24">
            <text:p>97266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265" table:style-name="ce24">
            <text:p>97265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264" table:style-name="ce24">
            <text:p>97264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150" table:style-name="ce24">
            <text:p>97150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059" table:style-name="ce24">
            <text:p>97059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893" table:style-name="ce24">
            <text:p>96893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394" table:style-name="ce24">
            <text:p>96394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393" table:style-name="ce24">
            <text:p>96393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279" table:style-name="ce24">
            <text:p>96279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277" table:style-name="ce24">
            <text:p>96277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8670" table:style-name="ce24">
            <text:p>88670</text:p>
          </table:table-cell>
          <table:table-cell office:value-type="float" office:value="0.15" table:style-name="ce25">
            <text:p>0.1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8660" table:style-name="ce24">
            <text:p>88660</text:p>
          </table:table-cell>
          <table:table-cell office:value-type="float" office:value="0.15" table:style-name="ce25">
            <text:p>0.1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520" table:style-name="ce24">
            <text:p>67520</text:p>
          </table:table-cell>
          <table:table-cell office:value-type="float" office:value="0.9" table:style-name="ce25">
            <text:p>0.9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4900" table:style-name="ce24">
            <text:p>64900</text:p>
          </table:table-cell>
          <table:table-cell office:value-type="float" office:value="0.39" table:style-name="ce25">
            <text:p>0.3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96" table:style-name="ce24">
            <text:p>59996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95" table:style-name="ce24">
            <text:p>59995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79" table:style-name="ce24">
            <text:p>59979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78" table:style-name="ce24">
            <text:p>59978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55" table:style-name="ce24">
            <text:p>59955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52" table:style-name="ce24">
            <text:p>59952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41" table:style-name="ce24">
            <text:p>59941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59" table:style-name="ce24">
            <text:p>59259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58" table:style-name="ce24">
            <text:p>59258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57" table:style-name="ce24">
            <text:p>59257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56" table:style-name="ce24">
            <text:p>59256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54" table:style-name="ce24">
            <text:p>59254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48" table:style-name="ce24">
            <text:p>59248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99" table:style-name="ce24">
            <text:p>5599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98" table:style-name="ce24">
            <text:p>5599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97" table:style-name="ce24">
            <text:p>5599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89" table:style-name="ce24">
            <text:p>5598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88" table:style-name="ce24">
            <text:p>5598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87" table:style-name="ce24">
            <text:p>5598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79" table:style-name="ce24">
            <text:p>5597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78" table:style-name="ce24">
            <text:p>559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77" table:style-name="ce24">
            <text:p>559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69" table:style-name="ce24">
            <text:p>5596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68" table:style-name="ce24">
            <text:p>559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67" table:style-name="ce24">
            <text:p>5596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59" table:style-name="ce24">
            <text:p>5595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58" table:style-name="ce24">
            <text:p>5595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57" table:style-name="ce24">
            <text:p>5595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49" table:style-name="ce24">
            <text:p>559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48" table:style-name="ce24">
            <text:p>5594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47" table:style-name="ce24">
            <text:p>559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39" table:style-name="ce24">
            <text:p>559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38" table:style-name="ce24">
            <text:p>5593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37" table:style-name="ce24">
            <text:p>5593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29" table:style-name="ce24">
            <text:p>5592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28" table:style-name="ce24">
            <text:p>5592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27" table:style-name="ce24">
            <text:p>5592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19" table:style-name="ce24">
            <text:p>5591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18" table:style-name="ce24">
            <text:p>5591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917" table:style-name="ce24">
            <text:p>5591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99" table:style-name="ce24">
            <text:p>5589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98" table:style-name="ce24">
            <text:p>5589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97" table:style-name="ce24">
            <text:p>5589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89" table:style-name="ce24">
            <text:p>5588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88" table:style-name="ce24">
            <text:p>5588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87" table:style-name="ce24">
            <text:p>5588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79" table:style-name="ce24">
            <text:p>5587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78" table:style-name="ce24">
            <text:p>558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77" table:style-name="ce24">
            <text:p>558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69" table:style-name="ce24">
            <text:p>5586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68" table:style-name="ce24">
            <text:p>558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67" table:style-name="ce24">
            <text:p>5586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59" table:style-name="ce24">
            <text:p>5585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58" table:style-name="ce24">
            <text:p>5585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57" table:style-name="ce24">
            <text:p>5585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49" table:style-name="ce24">
            <text:p>558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48" table:style-name="ce24">
            <text:p>5584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47" table:style-name="ce24">
            <text:p>558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39" table:style-name="ce24">
            <text:p>558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38" table:style-name="ce24">
            <text:p>5583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37" table:style-name="ce24">
            <text:p>5583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29" table:style-name="ce24">
            <text:p>5582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28" table:style-name="ce24">
            <text:p>5582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27" table:style-name="ce24">
            <text:p>5582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19" table:style-name="ce24">
            <text:p>5581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18" table:style-name="ce24">
            <text:p>5581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17" table:style-name="ce24">
            <text:p>5581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09" table:style-name="ce24">
            <text:p>5580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08" table:style-name="ce24">
            <text:p>5580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807" table:style-name="ce24">
            <text:p>5580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99" table:style-name="ce24">
            <text:p>5579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98" table:style-name="ce24">
            <text:p>5579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97" table:style-name="ce24">
            <text:p>5579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89" table:style-name="ce24">
            <text:p>5578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88" table:style-name="ce24">
            <text:p>5578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87" table:style-name="ce24">
            <text:p>5578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79" table:style-name="ce24">
            <text:p>5577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78" table:style-name="ce24">
            <text:p>557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77" table:style-name="ce24">
            <text:p>557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69" table:style-name="ce24">
            <text:p>5576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68" table:style-name="ce24">
            <text:p>557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67" table:style-name="ce24">
            <text:p>5576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59" table:style-name="ce24">
            <text:p>5575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58" table:style-name="ce24">
            <text:p>5575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57" table:style-name="ce24">
            <text:p>5575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49" table:style-name="ce24">
            <text:p>557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48" table:style-name="ce24">
            <text:p>5574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47" table:style-name="ce24">
            <text:p>557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39" table:style-name="ce24">
            <text:p>557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38" table:style-name="ce24">
            <text:p>5573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37" table:style-name="ce24">
            <text:p>5573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29" table:style-name="ce24">
            <text:p>5572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28" table:style-name="ce24">
            <text:p>5572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27" table:style-name="ce24">
            <text:p>5572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19" table:style-name="ce24">
            <text:p>5571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18" table:style-name="ce24">
            <text:p>5571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17" table:style-name="ce24">
            <text:p>5571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09" table:style-name="ce24">
            <text:p>5570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08" table:style-name="ce24">
            <text:p>5570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707" table:style-name="ce24">
            <text:p>5570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99" table:style-name="ce24">
            <text:p>5569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98" table:style-name="ce24">
            <text:p>5569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97" table:style-name="ce24">
            <text:p>5569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89" table:style-name="ce24">
            <text:p>5568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88" table:style-name="ce24">
            <text:p>5568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87" table:style-name="ce24">
            <text:p>5568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79" table:style-name="ce24">
            <text:p>5567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78" table:style-name="ce24">
            <text:p>556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77" table:style-name="ce24">
            <text:p>556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69" table:style-name="ce24">
            <text:p>5566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68" table:style-name="ce24">
            <text:p>556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67" table:style-name="ce24">
            <text:p>5566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59" table:style-name="ce24">
            <text:p>5565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58" table:style-name="ce24">
            <text:p>5565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57" table:style-name="ce24">
            <text:p>5565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49" table:style-name="ce24">
            <text:p>556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48" table:style-name="ce24">
            <text:p>5564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47" table:style-name="ce24">
            <text:p>556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39" table:style-name="ce24">
            <text:p>556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38" table:style-name="ce24">
            <text:p>5563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37" table:style-name="ce24">
            <text:p>5563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29" table:style-name="ce24">
            <text:p>5562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number-rows-repeated="2"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28" table:style-name="ce24">
            <text:p>5562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number-rows-repeated="2"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27" table:style-name="ce24">
            <text:p>5562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19" table:style-name="ce24">
            <text:p>5561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18" table:style-name="ce24">
            <text:p>5561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17" table:style-name="ce24">
            <text:p>5561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09" table:style-name="ce24">
            <text:p>5560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08" table:style-name="ce24">
            <text:p>5560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607" table:style-name="ce24">
            <text:p>5560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99" table:style-name="ce24">
            <text:p>5559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98" table:style-name="ce24">
            <text:p>5559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97" table:style-name="ce24">
            <text:p>5559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89" table:style-name="ce24">
            <text:p>5558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88" table:style-name="ce24">
            <text:p>5558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87" table:style-name="ce24">
            <text:p>5558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79" table:style-name="ce24">
            <text:p>5557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78" table:style-name="ce24">
            <text:p>555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77" table:style-name="ce24">
            <text:p>555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69" table:style-name="ce24">
            <text:p>5556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68" table:style-name="ce24">
            <text:p>555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67" table:style-name="ce24">
            <text:p>5556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59" table:style-name="ce24">
            <text:p>5555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58" table:style-name="ce24">
            <text:p>5555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57" table:style-name="ce24">
            <text:p>5555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49" table:style-name="ce24">
            <text:p>555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48" table:style-name="ce24">
            <text:p>5554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47" table:style-name="ce24">
            <text:p>555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39" table:style-name="ce24">
            <text:p>555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38" table:style-name="ce24">
            <text:p>5553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37" table:style-name="ce24">
            <text:p>5553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29" table:style-name="ce24">
            <text:p>5552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28" table:style-name="ce24">
            <text:p>5552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27" table:style-name="ce24">
            <text:p>5552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19" table:style-name="ce24">
            <text:p>5551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18" table:style-name="ce24">
            <text:p>5551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17" table:style-name="ce24">
            <text:p>5551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09" table:style-name="ce24">
            <text:p>5550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08" table:style-name="ce24">
            <text:p>5550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507" table:style-name="ce24">
            <text:p>5550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99" table:style-name="ce24">
            <text:p>5549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98" table:style-name="ce24">
            <text:p>5549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97" table:style-name="ce24">
            <text:p>5549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89" table:style-name="ce24">
            <text:p>5548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88" table:style-name="ce24">
            <text:p>5548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87" table:style-name="ce24">
            <text:p>5548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79" table:style-name="ce24">
            <text:p>5547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78" table:style-name="ce24">
            <text:p>554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77" table:style-name="ce24">
            <text:p>554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69" table:style-name="ce24">
            <text:p>5546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68" table:style-name="ce24">
            <text:p>554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67" table:style-name="ce24">
            <text:p>5546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59" table:style-name="ce24">
            <text:p>5545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58" table:style-name="ce24">
            <text:p>5545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57" table:style-name="ce24">
            <text:p>5545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49" table:style-name="ce24">
            <text:p>554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48" table:style-name="ce24">
            <text:p>5544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47" table:style-name="ce24">
            <text:p>554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39" table:style-name="ce24">
            <text:p>554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38" table:style-name="ce24">
            <text:p>5543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37" table:style-name="ce24">
            <text:p>5543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29" table:style-name="ce24">
            <text:p>5542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28" table:style-name="ce24">
            <text:p>5542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27" table:style-name="ce24">
            <text:p>5542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19" table:style-name="ce24">
            <text:p>5541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18" table:style-name="ce24">
            <text:p>5541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17" table:style-name="ce24">
            <text:p>5541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09" table:style-name="ce24">
            <text:p>5540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08" table:style-name="ce24">
            <text:p>5540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407" table:style-name="ce24">
            <text:p>5540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99" table:style-name="ce24">
            <text:p>5539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98" table:style-name="ce24">
            <text:p>5539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97" table:style-name="ce24">
            <text:p>5539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89" table:style-name="ce24">
            <text:p>5538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88" table:style-name="ce24">
            <text:p>5538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87" table:style-name="ce24">
            <text:p>5538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79" table:style-name="ce24">
            <text:p>5537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78" table:style-name="ce24">
            <text:p>553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77" table:style-name="ce24">
            <text:p>553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69" table:style-name="ce24">
            <text:p>5536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68" table:style-name="ce24">
            <text:p>553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67" table:style-name="ce24">
            <text:p>5536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59" table:style-name="ce24">
            <text:p>5535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58" table:style-name="ce24">
            <text:p>5535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57" table:style-name="ce24">
            <text:p>5535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49" table:style-name="ce24">
            <text:p>553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48" table:style-name="ce24">
            <text:p>5534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47" table:style-name="ce24">
            <text:p>553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39" table:style-name="ce24">
            <text:p>553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38" table:style-name="ce24">
            <text:p>5533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37" table:style-name="ce24">
            <text:p>5533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29" table:style-name="ce24">
            <text:p>5532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28" table:style-name="ce24">
            <text:p>5532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27" table:style-name="ce24">
            <text:p>5532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19" table:style-name="ce24">
            <text:p>5531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18" table:style-name="ce24">
            <text:p>5531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17" table:style-name="ce24">
            <text:p>5531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09" table:style-name="ce24">
            <text:p>5530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08" table:style-name="ce24">
            <text:p>5530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307" table:style-name="ce24">
            <text:p>5530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99" table:style-name="ce24">
            <text:p>5529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98" table:style-name="ce24">
            <text:p>5529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97" table:style-name="ce24">
            <text:p>5529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89" table:style-name="ce24">
            <text:p>5528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88" table:style-name="ce24">
            <text:p>5528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87" table:style-name="ce24">
            <text:p>5528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79" table:style-name="ce24">
            <text:p>5527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78" table:style-name="ce24">
            <text:p>552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77" table:style-name="ce24">
            <text:p>552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69" table:style-name="ce24">
            <text:p>5526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68" table:style-name="ce24">
            <text:p>552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67" table:style-name="ce24">
            <text:p>5526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59" table:style-name="ce24">
            <text:p>5525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58" table:style-name="ce24">
            <text:p>5525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57" table:style-name="ce24">
            <text:p>5525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49" table:style-name="ce24">
            <text:p>552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48" table:style-name="ce24">
            <text:p>5524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47" table:style-name="ce24">
            <text:p>552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39" table:style-name="ce24">
            <text:p>552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38" table:style-name="ce24">
            <text:p>5523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37" table:style-name="ce24">
            <text:p>5523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29" table:style-name="ce24">
            <text:p>5522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28" table:style-name="ce24">
            <text:p>5522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27" table:style-name="ce24">
            <text:p>5522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09" table:style-name="ce24">
            <text:p>5520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08" table:style-name="ce24">
            <text:p>5520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207" table:style-name="ce24">
            <text:p>5520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99" table:style-name="ce24">
            <text:p>5519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98" table:style-name="ce24">
            <text:p>5519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97" table:style-name="ce24">
            <text:p>5519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89" table:style-name="ce24">
            <text:p>5518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88" table:style-name="ce24">
            <text:p>5518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87" table:style-name="ce24">
            <text:p>5518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79" table:style-name="ce24">
            <text:p>5517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78" table:style-name="ce24">
            <text:p>551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77" table:style-name="ce24">
            <text:p>551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69" table:style-name="ce24">
            <text:p>5516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68" table:style-name="ce24">
            <text:p>551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67" table:style-name="ce24">
            <text:p>5516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59" table:style-name="ce24">
            <text:p>5515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58" table:style-name="ce24">
            <text:p>5515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57" table:style-name="ce24">
            <text:p>5515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49" table:style-name="ce24">
            <text:p>551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48" table:style-name="ce24">
            <text:p>5514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47" table:style-name="ce24">
            <text:p>551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39" table:style-name="ce24">
            <text:p>551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38" table:style-name="ce24">
            <text:p>5513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37" table:style-name="ce24">
            <text:p>5513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29" table:style-name="ce24">
            <text:p>5512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28" table:style-name="ce24">
            <text:p>5512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27" table:style-name="ce24">
            <text:p>5512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09" table:style-name="ce24">
            <text:p>5510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08" table:style-name="ce24">
            <text:p>5510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107" table:style-name="ce24">
            <text:p>5510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99" table:style-name="ce24">
            <text:p>5299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98" table:style-name="ce24">
            <text:p>5299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93" table:style-name="ce24">
            <text:p>5299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87" table:style-name="ce24">
            <text:p>5298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86" table:style-name="ce24">
            <text:p>5298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83" table:style-name="ce24">
            <text:p>5298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82" table:style-name="ce24">
            <text:p>5298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81" table:style-name="ce24">
            <text:p>5298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71" table:style-name="ce24">
            <text:p>5297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67" table:style-name="ce24">
            <text:p>5296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65" table:style-name="ce24">
            <text:p>5296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63" table:style-name="ce24">
            <text:p>5296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62" table:style-name="ce24">
            <text:p>5296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61" table:style-name="ce24">
            <text:p>5296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58" table:style-name="ce24">
            <text:p>5295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51" table:style-name="ce24">
            <text:p>5295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38" table:style-name="ce24">
            <text:p>5293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37" table:style-name="ce24">
            <text:p>5293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24" table:style-name="ce24">
            <text:p>5292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22" table:style-name="ce24">
            <text:p>5292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21" table:style-name="ce24">
            <text:p>5292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17" table:style-name="ce24">
            <text:p>5291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916" table:style-name="ce24">
            <text:p>5291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99" table:style-name="ce24">
            <text:p>5289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91" table:style-name="ce24">
            <text:p>5289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78" table:style-name="ce24">
            <text:p>5287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77" table:style-name="ce24">
            <text:p>5287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71" table:style-name="ce24">
            <text:p>5287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68" table:style-name="ce24">
            <text:p>5286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67" table:style-name="ce24">
            <text:p>5286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66" table:style-name="ce24">
            <text:p>5286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62" table:style-name="ce24">
            <text:p>5286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61" table:style-name="ce24">
            <text:p>5286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44" table:style-name="ce24">
            <text:p>5284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42" table:style-name="ce24">
            <text:p>5284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41" table:style-name="ce24">
            <text:p>5284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36" table:style-name="ce24">
            <text:p>5283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34" table:style-name="ce24">
            <text:p>5283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33" table:style-name="ce24">
            <text:p>5283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31" table:style-name="ce24">
            <text:p>5283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29" table:style-name="ce24">
            <text:p>5282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28" table:style-name="ce24">
            <text:p>5282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26" table:style-name="ce24">
            <text:p>5282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21" table:style-name="ce24">
            <text:p>5282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91" table:style-name="ce24">
            <text:p>5279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86" table:style-name="ce24">
            <text:p>5278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83" table:style-name="ce24">
            <text:p>5278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82" table:style-name="ce24">
            <text:p>5278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79" table:style-name="ce24">
            <text:p>5277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77" table:style-name="ce24">
            <text:p>5277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75" table:style-name="ce24">
            <text:p>5277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73" table:style-name="ce24">
            <text:p>5277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72" table:style-name="ce24">
            <text:p>5277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71" table:style-name="ce24">
            <text:p>5277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67" table:style-name="ce24">
            <text:p>5276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62" table:style-name="ce24">
            <text:p>5276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58" table:style-name="ce24">
            <text:p>5275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56" table:style-name="ce24">
            <text:p>5275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55" table:style-name="ce24">
            <text:p>5275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53" table:style-name="ce24">
            <text:p>5275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47" table:style-name="ce24">
            <text:p>5274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44" table:style-name="ce24">
            <text:p>5274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42" table:style-name="ce24">
            <text:p>5274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41" table:style-name="ce24">
            <text:p>5274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36" table:style-name="ce24">
            <text:p>5273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35" table:style-name="ce24">
            <text:p>5273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34" table:style-name="ce24">
            <text:p>5273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33" table:style-name="ce24">
            <text:p>5273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32" table:style-name="ce24">
            <text:p>5273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28" table:style-name="ce24">
            <text:p>5272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27" table:style-name="ce24">
            <text:p>5272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26" table:style-name="ce24">
            <text:p>5272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22" table:style-name="ce24">
            <text:p>5272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21" table:style-name="ce24">
            <text:p>5272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15" table:style-name="ce24">
            <text:p>5271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14" table:style-name="ce24">
            <text:p>5271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13" table:style-name="ce24">
            <text:p>5271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712" table:style-name="ce24">
            <text:p>5271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87" table:style-name="ce24">
            <text:p>5268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86" table:style-name="ce24">
            <text:p>5268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76" table:style-name="ce24">
            <text:p>5267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74" table:style-name="ce24">
            <text:p>5267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73" table:style-name="ce24">
            <text:p>5267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69" table:style-name="ce24">
            <text:p>5266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68" table:style-name="ce24">
            <text:p>5266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67" table:style-name="ce24">
            <text:p>5266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65" table:style-name="ce24">
            <text:p>5266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64" table:style-name="ce24">
            <text:p>5266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62" table:style-name="ce24">
            <text:p>5266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61" table:style-name="ce24">
            <text:p>5266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56" table:style-name="ce24">
            <text:p>5265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53" table:style-name="ce24">
            <text:p>5265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48" table:style-name="ce24">
            <text:p>5264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47" table:style-name="ce24">
            <text:p>5264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46" table:style-name="ce24">
            <text:p>5264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45" table:style-name="ce24">
            <text:p>5264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44" table:style-name="ce24">
            <text:p>5264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42" table:style-name="ce24">
            <text:p>5264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41" table:style-name="ce24">
            <text:p>5264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39" table:style-name="ce24">
            <text:p>5263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38" table:style-name="ce24">
            <text:p>5263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37" table:style-name="ce24">
            <text:p>5263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36" table:style-name="ce24">
            <text:p>5263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34" table:style-name="ce24">
            <text:p>5263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33" table:style-name="ce24">
            <text:p>5263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32" table:style-name="ce24">
            <text:p>5263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31" table:style-name="ce24">
            <text:p>5263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26" table:style-name="ce24">
            <text:p>5262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25" table:style-name="ce24">
            <text:p>5262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24" table:style-name="ce24">
            <text:p>5262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22" table:style-name="ce24">
            <text:p>5262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18" table:style-name="ce24">
            <text:p>5261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16" table:style-name="ce24">
            <text:p>5261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15" table:style-name="ce24">
            <text:p>5261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14" table:style-name="ce24">
            <text:p>5261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13" table:style-name="ce24">
            <text:p>5261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612" table:style-name="ce24">
            <text:p>5261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597" table:style-name="ce24">
            <text:p>5259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595" table:style-name="ce24">
            <text:p>5259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591" table:style-name="ce24">
            <text:p>5259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98" table:style-name="ce24">
            <text:p>5249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94" table:style-name="ce24">
            <text:p>5249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93" table:style-name="ce24">
            <text:p>5249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92" table:style-name="ce24">
            <text:p>5249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88" table:style-name="ce24">
            <text:p>5248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87" table:style-name="ce24">
            <text:p>5248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77" table:style-name="ce24">
            <text:p>5247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75" table:style-name="ce24">
            <text:p>5247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74" table:style-name="ce24">
            <text:p>5247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73" table:style-name="ce24">
            <text:p>5247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72" table:style-name="ce24">
            <text:p>5247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69" table:style-name="ce24">
            <text:p>5246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68" table:style-name="ce24">
            <text:p>5246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66" table:style-name="ce24">
            <text:p>5246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64" table:style-name="ce24">
            <text:p>5246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63" table:style-name="ce24">
            <text:p>5246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62" table:style-name="ce24">
            <text:p>5246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61" table:style-name="ce24">
            <text:p>5246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56" table:style-name="ce24">
            <text:p>5245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53" table:style-name="ce24">
            <text:p>5245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52" table:style-name="ce24">
            <text:p>5245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51" table:style-name="ce24">
            <text:p>5245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49" table:style-name="ce24">
            <text:p>5244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45" table:style-name="ce24">
            <text:p>5244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44" table:style-name="ce24">
            <text:p>5244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43" table:style-name="ce24">
            <text:p>5244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42" table:style-name="ce24">
            <text:p>5244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38" table:style-name="ce24">
            <text:p>5243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36" table:style-name="ce24">
            <text:p>5243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35" table:style-name="ce24">
            <text:p>5243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34" table:style-name="ce24">
            <text:p>5243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29" table:style-name="ce24">
            <text:p>5242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27" table:style-name="ce24">
            <text:p>5242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18" table:style-name="ce24">
            <text:p>5241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17" table:style-name="ce24">
            <text:p>5241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15" table:style-name="ce24">
            <text:p>5241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411" table:style-name="ce24">
            <text:p>5241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93" table:style-name="ce24">
            <text:p>5239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92" table:style-name="ce24">
            <text:p>5239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84" table:style-name="ce24">
            <text:p>5238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81" table:style-name="ce24">
            <text:p>5238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78" table:style-name="ce24">
            <text:p>5237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74" table:style-name="ce24">
            <text:p>5237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55" table:style-name="ce24">
            <text:p>5235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54" table:style-name="ce24">
            <text:p>5235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53" table:style-name="ce24">
            <text:p>5235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52" table:style-name="ce24">
            <text:p>5235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51" table:style-name="ce24">
            <text:p>5235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41" table:style-name="ce24">
            <text:p>5234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25" table:style-name="ce24">
            <text:p>5232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24" table:style-name="ce24">
            <text:p>5232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23" table:style-name="ce24">
            <text:p>5232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22" table:style-name="ce24">
            <text:p>5232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17" table:style-name="ce24">
            <text:p>5231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14" table:style-name="ce24">
            <text:p>5231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13" table:style-name="ce24">
            <text:p>5231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12" table:style-name="ce24">
            <text:p>5231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11" table:style-name="ce24">
            <text:p>5231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00" table:style-name="ce24">
            <text:p>52300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88" table:style-name="ce24">
            <text:p>5228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87" table:style-name="ce24">
            <text:p>5228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84" table:style-name="ce24">
            <text:p>5228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74" table:style-name="ce24">
            <text:p>5227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72" table:style-name="ce24">
            <text:p>5227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71" table:style-name="ce24">
            <text:p>5227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46" table:style-name="ce24">
            <text:p>5224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44" table:style-name="ce24">
            <text:p>5224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43" table:style-name="ce24">
            <text:p>5224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41" table:style-name="ce24">
            <text:p>5224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38" table:style-name="ce24">
            <text:p>5223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32" table:style-name="ce24">
            <text:p>5223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31" table:style-name="ce24">
            <text:p>5223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29" table:style-name="ce24">
            <text:p>5222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28" table:style-name="ce24">
            <text:p>5222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22" table:style-name="ce24">
            <text:p>5222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01" table:style-name="ce24">
            <text:p>5220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200" table:style-name="ce24">
            <text:p>52200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949" table:style-name="ce24">
            <text:p>5194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946" table:style-name="ce24">
            <text:p>51946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849" table:style-name="ce24">
            <text:p>5184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846" table:style-name="ce24">
            <text:p>51846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839" table:style-name="ce24">
            <text:p>5183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829" table:style-name="ce24">
            <text:p>5182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769" table:style-name="ce24">
            <text:p>5176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749" table:style-name="ce24">
            <text:p>5174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746" table:style-name="ce24">
            <text:p>51746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739" table:style-name="ce24">
            <text:p>5173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729" table:style-name="ce24">
            <text:p>5172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679" table:style-name="ce24">
            <text:p>5167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669" table:style-name="ce24">
            <text:p>5166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659" table:style-name="ce24">
            <text:p>5165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649" table:style-name="ce24">
            <text:p>5164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646" table:style-name="ce24">
            <text:p>51646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639" table:style-name="ce24">
            <text:p>5163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629" table:style-name="ce24">
            <text:p>5162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619" table:style-name="ce24">
            <text:p>5161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569" table:style-name="ce24">
            <text:p>5156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549" table:style-name="ce24">
            <text:p>5154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546" table:style-name="ce24">
            <text:p>51546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539" table:style-name="ce24">
            <text:p>5153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529" table:style-name="ce24">
            <text:p>5152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519" table:style-name="ce24">
            <text:p>5151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449" table:style-name="ce24">
            <text:p>5144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446" table:style-name="ce24">
            <text:p>51446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439" table:style-name="ce24">
            <text:p>5143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429" table:style-name="ce24">
            <text:p>5142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419" table:style-name="ce24">
            <text:p>5141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349" table:style-name="ce24">
            <text:p>51349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346" table:style-name="ce24">
            <text:p>51346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1246" table:style-name="ce24">
            <text:p>51246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921" table:style-name="ce24">
            <text:p>50921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75" table:style-name="ce24">
            <text:p>50775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339" table:style-name="ce24">
            <text:p>50339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338" table:style-name="ce24">
            <text:p>50338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99" table:style-name="ce24">
            <text:p>5029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95" table:style-name="ce24">
            <text:p>50295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91" table:style-name="ce24">
            <text:p>50291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90" table:style-name="ce24">
            <text:p>5029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89" table:style-name="ce24">
            <text:p>5028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81" table:style-name="ce24">
            <text:p>50281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80" table:style-name="ce24">
            <text:p>5028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79" table:style-name="ce24">
            <text:p>5027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71" table:style-name="ce24">
            <text:p>50271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70" table:style-name="ce24">
            <text:p>5027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69" table:style-name="ce24">
            <text:p>5026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61" table:style-name="ce24">
            <text:p>50261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60" table:style-name="ce24">
            <text:p>5026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59" table:style-name="ce24">
            <text:p>5025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51" table:style-name="ce24">
            <text:p>50251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50" table:style-name="ce24">
            <text:p>5025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49" table:style-name="ce24">
            <text:p>5024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41" table:style-name="ce24">
            <text:p>50241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40" table:style-name="ce24">
            <text:p>5024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39" table:style-name="ce24">
            <text:p>5023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31" table:style-name="ce24">
            <text:p>50231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30" table:style-name="ce24">
            <text:p>5023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29" table:style-name="ce24">
            <text:p>5022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21" table:style-name="ce24">
            <text:p>50221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20" table:style-name="ce24">
            <text:p>5022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9900" table:style-name="ce24">
            <text:p>49900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9800" table:style-name="ce24">
            <text:p>49800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675" table:style-name="ce24">
            <text:p>46675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674" table:style-name="ce24">
            <text:p>46674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673" table:style-name="ce24">
            <text:p>46673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596" table:style-name="ce24">
            <text:p>46596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595" table:style-name="ce24">
            <text:p>46595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593" table:style-name="ce24">
            <text:p>46593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592" table:style-name="ce24">
            <text:p>46592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519" table:style-name="ce24">
            <text:p>46519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518" table:style-name="ce24">
            <text:p>46518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458" table:style-name="ce24">
            <text:p>46458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450" table:style-name="ce24">
            <text:p>46450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376" table:style-name="ce24">
            <text:p>46376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252" table:style-name="ce24">
            <text:p>46252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129" table:style-name="ce24">
            <text:p>46129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127" table:style-name="ce24">
            <text:p>46127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126" table:style-name="ce24">
            <text:p>46126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124" table:style-name="ce24">
            <text:p>46124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922" table:style-name="ce24">
            <text:p>45922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699" table:style-name="ce24">
            <text:p>43699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669" table:style-name="ce24">
            <text:p>43669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666" table:style-name="ce24">
            <text:p>43666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664" table:style-name="ce24">
            <text:p>43664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663" table:style-name="ce24">
            <text:p>43663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660" table:style-name="ce24">
            <text:p>43660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650" table:style-name="ce24">
            <text:p>43650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190" table:style-name="ce24">
            <text:p>42190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975" table:style-name="ce24">
            <text:p>38975</text:p>
          </table:table-cell>
          <table:table-cell office:value-type="float" office:value="0.61" table:style-name="ce25">
            <text:p>0.6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970" table:style-name="ce24">
            <text:p>38970</text:p>
          </table:table-cell>
          <table:table-cell office:value-type="float" office:value="0.61" table:style-name="ce25">
            <text:p>0.6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790" table:style-name="ce24">
            <text:p>38790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70" table:style-name="ce24">
            <text:p>38670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51" table:style-name="ce24">
            <text:p>38651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50" table:style-name="ce24">
            <text:p>38650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49" table:style-name="ce24">
            <text:p>38649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41" table:style-name="ce24">
            <text:p>38641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40" table:style-name="ce24">
            <text:p>38640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31" table:style-name="ce24">
            <text:p>38631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30" table:style-name="ce24">
            <text:p>38630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068" table:style-name="ce24">
            <text:p>38068</text:p>
          </table:table-cell>
          <table:table-cell office:value-type="float" office:value="0.21" table:style-name="ce25">
            <text:p>0.2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067" table:style-name="ce24">
            <text:p>38067</text:p>
          </table:table-cell>
          <table:table-cell office:value-type="float" office:value="0.21" table:style-name="ce25">
            <text:p>0.2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050" table:style-name="ce24">
            <text:p>38050</text:p>
          </table:table-cell>
          <table:table-cell office:value-type="float" office:value="0.21" table:style-name="ce25">
            <text:p>0.2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039" table:style-name="ce24">
            <text:p>38039</text:p>
          </table:table-cell>
          <table:table-cell office:value-type="float" office:value="0.21" table:style-name="ce25">
            <text:p>0.2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529" table:style-name="ce24">
            <text:p>37529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99" table:style-name="ce24">
            <text:p>37199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98" table:style-name="ce24">
            <text:p>37198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96" table:style-name="ce24">
            <text:p>37196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95" table:style-name="ce24">
            <text:p>37195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94" table:style-name="ce24">
            <text:p>37194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93" table:style-name="ce24">
            <text:p>37193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92" table:style-name="ce24">
            <text:p>37192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91" table:style-name="ce24">
            <text:p>37191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079" table:style-name="ce24">
            <text:p>37079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999" table:style-name="ce24">
            <text:p>35999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998" table:style-name="ce24">
            <text:p>35998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989" table:style-name="ce24">
            <text:p>35989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988" table:style-name="ce24">
            <text:p>35988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987" table:style-name="ce24">
            <text:p>35987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979" table:style-name="ce24">
            <text:p>35979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948" table:style-name="ce24">
            <text:p>35948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917" table:style-name="ce24">
            <text:p>35917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569" table:style-name="ce24">
            <text:p>35569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568" table:style-name="ce24">
            <text:p>35568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538" table:style-name="ce24">
            <text:p>35538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438" table:style-name="ce24">
            <text:p>35438</text:p>
          </table:table-cell>
          <table:table-cell office:value-type="float" office:value="0.54" table:style-name="ce25">
            <text:p>0.5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98" table:style-name="ce24">
            <text:p>35298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91" table:style-name="ce24">
            <text:p>35291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68" table:style-name="ce24">
            <text:p>35268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28" table:style-name="ce24">
            <text:p>35228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21" table:style-name="ce24">
            <text:p>35221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058" table:style-name="ce24">
            <text:p>35058</text:p>
          </table:table-cell>
          <table:table-cell office:value-type="float" office:value="0.60000000000000009" table:style-name="ce25">
            <text:p>0.6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057" table:style-name="ce24">
            <text:p>35057</text:p>
          </table:table-cell>
          <table:table-cell office:value-type="float" office:value="0.60000000000000009" table:style-name="ce25">
            <text:p>0.6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056" table:style-name="ce24">
            <text:p>35056</text:p>
          </table:table-cell>
          <table:table-cell office:value-type="float" office:value="0.60000000000000009" table:style-name="ce25">
            <text:p>0.6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054" table:style-name="ce24">
            <text:p>35054</text:p>
          </table:table-cell>
          <table:table-cell office:value-type="float" office:value="0.60000000000000009" table:style-name="ce25">
            <text:p>0.6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9759" table:style-name="ce24">
            <text:p>29759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9756" table:style-name="ce24">
            <text:p>29756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861" table:style-name="ce24">
            <text:p>26861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860" table:style-name="ce24">
            <text:p>26860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772" table:style-name="ce24">
            <text:p>26772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771" table:style-name="ce24">
            <text:p>26771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481" table:style-name="ce24">
            <text:p>26481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323" table:style-name="ce24">
            <text:p>26323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311" table:style-name="ce24">
            <text:p>26311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097" table:style-name="ce24">
            <text:p>26097</text:p>
          </table:table-cell>
          <table:table-cell office:value-type="float" office:value="0.34" table:style-name="ce25">
            <text:p>0.3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096" table:style-name="ce24">
            <text:p>26096</text:p>
          </table:table-cell>
          <table:table-cell office:value-type="float" office:value="0.34" table:style-name="ce25">
            <text:p>0.3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095" table:style-name="ce24">
            <text:p>26095</text:p>
          </table:table-cell>
          <table:table-cell office:value-type="float" office:value="0.34" table:style-name="ce25">
            <text:p>0.3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882" table:style-name="ce24">
            <text:p>25882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729" table:style-name="ce24">
            <text:p>25729</text:p>
          </table:table-cell>
          <table:table-cell office:value-type="float" office:value="0.21" table:style-name="ce25">
            <text:p>0.2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382" table:style-name="ce24">
            <text:p>25382</text:p>
          </table:table-cell>
          <table:table-cell office:value-type="float" office:value="0.77" table:style-name="ce25">
            <text:p>0.7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381" table:style-name="ce24">
            <text:p>25381</text:p>
          </table:table-cell>
          <table:table-cell office:value-type="float" office:value="0.77" table:style-name="ce25">
            <text:p>0.7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380" table:style-name="ce24">
            <text:p>25380</text:p>
          </table:table-cell>
          <table:table-cell office:value-type="float" office:value="0.77" table:style-name="ce25">
            <text:p>0.7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008" table:style-name="ce24">
            <text:p>25008</text:p>
          </table:table-cell>
          <table:table-cell office:value-type="float" office:value="0.27" table:style-name="ce25">
            <text:p>0.2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97" table:style-name="ce24">
            <text:p>2419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95" table:style-name="ce24">
            <text:p>2419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94" table:style-name="ce24">
            <text:p>2419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91" table:style-name="ce24">
            <text:p>2419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89" table:style-name="ce24">
            <text:p>2418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87" table:style-name="ce24">
            <text:p>2418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84" table:style-name="ce24">
            <text:p>2418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81" table:style-name="ce24">
            <text:p>2418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80" table:style-name="ce24">
            <text:p>24180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75" table:style-name="ce24">
            <text:p>2417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68" table:style-name="ce24">
            <text:p>2416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63" table:style-name="ce24">
            <text:p>2416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61" table:style-name="ce24">
            <text:p>2416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57" table:style-name="ce24">
            <text:p>2415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53" table:style-name="ce24">
            <text:p>2415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52" table:style-name="ce24">
            <text:p>2415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51" table:style-name="ce24">
            <text:p>2415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09" table:style-name="ce24">
            <text:p>24109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08" table:style-name="ce24">
            <text:p>24108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07" table:style-name="ce24">
            <text:p>24107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06" table:style-name="ce24">
            <text:p>24106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05" table:style-name="ce24">
            <text:p>2410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04" table:style-name="ce24">
            <text:p>24104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03" table:style-name="ce24">
            <text:p>2410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892" table:style-name="ce24">
            <text:p>23892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891" table:style-name="ce24">
            <text:p>23891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490" table:style-name="ce24">
            <text:p>23490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480" table:style-name="ce24">
            <text:p>23480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328" table:style-name="ce24">
            <text:p>23328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327" table:style-name="ce24">
            <text:p>23327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324" table:style-name="ce24">
            <text:p>23324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320" table:style-name="ce24">
            <text:p>23320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276" table:style-name="ce24">
            <text:p>23276</text:p>
          </table:table-cell>
          <table:table-cell office:value-type="float" office:value="0.63" table:style-name="ce25">
            <text:p>0.6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230" table:style-name="ce24">
            <text:p>23230</text:p>
          </table:table-cell>
          <table:table-cell office:value-type="float" office:value="0.63" table:style-name="ce25">
            <text:p>0.6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223" table:style-name="ce24">
            <text:p>23223</text:p>
          </table:table-cell>
          <table:table-cell office:value-type="float" office:value="0.63" table:style-name="ce25">
            <text:p>0.6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133" table:style-name="ce24">
            <text:p>23133</text:p>
          </table:table-cell>
          <table:table-cell office:value-type="float" office:value="0.59" table:style-name="ce25">
            <text:p>0.5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128" table:style-name="ce24">
            <text:p>23128</text:p>
          </table:table-cell>
          <table:table-cell office:value-type="float" office:value="0.59" table:style-name="ce25">
            <text:p>0.5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075" table:style-name="ce24">
            <text:p>23075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049" table:style-name="ce24">
            <text:p>2304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025" table:style-name="ce24">
            <text:p>23025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89" table:style-name="ce24">
            <text:p>22989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88" table:style-name="ce24">
            <text:p>22988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87" table:style-name="ce24">
            <text:p>22987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86" table:style-name="ce24">
            <text:p>22986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85" table:style-name="ce24">
            <text:p>22985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69" table:style-name="ce24">
            <text:p>22969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68" table:style-name="ce24">
            <text:p>22968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64" table:style-name="ce24">
            <text:p>22964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60" table:style-name="ce24">
            <text:p>22960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48" table:style-name="ce24">
            <text:p>22948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47" table:style-name="ce24">
            <text:p>22947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45" table:style-name="ce24">
            <text:p>22945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44" table:style-name="ce24">
            <text:p>22944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42" table:style-name="ce24">
            <text:p>22942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40" table:style-name="ce24">
            <text:p>22940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39" table:style-name="ce24">
            <text:p>22939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29" table:style-name="ce24">
            <text:p>22929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28" table:style-name="ce24">
            <text:p>22928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23" table:style-name="ce24">
            <text:p>22923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20" table:style-name="ce24">
            <text:p>22920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413" table:style-name="ce24">
            <text:p>22413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412" table:style-name="ce24">
            <text:p>22412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411" table:style-name="ce24">
            <text:p>22411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9" table:style-name="ce24">
            <text:p>22399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8" table:style-name="ce24">
            <text:p>22398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7" table:style-name="ce24">
            <text:p>22397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6" table:style-name="ce24">
            <text:p>22396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5" table:style-name="ce24">
            <text:p>22395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4" table:style-name="ce24">
            <text:p>22394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3" table:style-name="ce24">
            <text:p>22393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2" table:style-name="ce24">
            <text:p>22392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1" table:style-name="ce24">
            <text:p>22391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90" table:style-name="ce24">
            <text:p>22390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9" table:style-name="ce24">
            <text:p>22369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8" table:style-name="ce24">
            <text:p>22368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7" table:style-name="ce24">
            <text:p>22367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6" table:style-name="ce24">
            <text:p>22366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5" table:style-name="ce24">
            <text:p>22365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4" table:style-name="ce24">
            <text:p>22364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3" table:style-name="ce24">
            <text:p>22363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2" table:style-name="ce24">
            <text:p>22362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1" table:style-name="ce24">
            <text:p>22361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60" table:style-name="ce24">
            <text:p>22360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079" table:style-name="ce24">
            <text:p>22079</text:p>
          </table:table-cell>
          <table:table-cell office:value-type="float" office:value="0.65" table:style-name="ce25">
            <text:p>0.6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078" table:style-name="ce24">
            <text:p>22078</text:p>
          </table:table-cell>
          <table:table-cell office:value-type="float" office:value="0.65" table:style-name="ce25">
            <text:p>0.6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077" table:style-name="ce24">
            <text:p>22077</text:p>
          </table:table-cell>
          <table:table-cell office:value-type="float" office:value="0.65" table:style-name="ce25">
            <text:p>0.6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076" table:style-name="ce24">
            <text:p>22076</text:p>
          </table:table-cell>
          <table:table-cell office:value-type="float" office:value="0.65" table:style-name="ce25">
            <text:p>0.6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891" table:style-name="ce24">
            <text:p>21891</text:p>
          </table:table-cell>
          <table:table-cell office:value-type="float" office:value="0.59" table:style-name="ce25">
            <text:p>0.5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698" table:style-name="ce24">
            <text:p>21698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672" table:style-name="ce24">
            <text:p>21672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652" table:style-name="ce24">
            <text:p>21652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361" table:style-name="ce24">
            <text:p>21361</text:p>
          </table:table-cell>
          <table:table-cell office:value-type="float" office:value="0.39" table:style-name="ce25">
            <text:p>0.3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8" table:style-name="ce24">
            <text:p>1876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3" table:style-name="ce24">
            <text:p>18763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63" table:style-name="ce24">
            <text:p>9963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45" table:style-name="ce24">
            <text:p>9745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42" table:style-name="ce24">
            <text:p>974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39" table:style-name="ce24">
            <text:p>97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25" table:style-name="ce24">
            <text:p>9725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77" table:style-name="ce24">
            <text:p>9677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68" table:style-name="ce24">
            <text:p>966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65" table:style-name="ce24">
            <text:p>9665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59" table:style-name="ce24">
            <text:p>965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58" table:style-name="ce24">
            <text:p>9658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57" table:style-name="ce24">
            <text:p>9657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56" table:style-name="ce24">
            <text:p>9656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13" table:style-name="ce24">
            <text:p>9613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370" table:style-name="ce24">
            <text:p>9370</text:p>
          </table:table-cell>
          <table:table-cell office:value-type="float" office:value="0.57000000000000006" table:style-name="ce25">
            <text:p>0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869" table:style-name="ce24">
            <text:p>8869</text:p>
          </table:table-cell>
          <table:table-cell office:value-type="float" office:value="0.15" table:style-name="ce25">
            <text:p>0.1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801" table:style-name="ce24">
            <text:p>8801</text:p>
          </table:table-cell>
          <table:table-cell office:value-type="float" office:value="0.19" table:style-name="ce25">
            <text:p>0.1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51" table:style-name="ce24">
            <text:p>8551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36" table:style-name="ce24">
            <text:p>8536</text:p>
          </table:table-cell>
          <table:table-cell office:value-type="float" office:value="0.09" table:style-name="ce25">
            <text:p>0.0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29" table:style-name="ce24">
            <text:p>8529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28" table:style-name="ce24">
            <text:p>8528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26" table:style-name="ce24">
            <text:p>8526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21" table:style-name="ce24">
            <text:p>8521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489" table:style-name="ce24">
            <text:p>8489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488" table:style-name="ce24">
            <text:p>8488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485" table:style-name="ce24">
            <text:p>8485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481" table:style-name="ce24">
            <text:p>8481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480" table:style-name="ce24">
            <text:p>8480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190" table:style-name="ce24">
            <text:p>819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180" table:style-name="ce24">
            <text:p>818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170" table:style-name="ce24">
            <text:p>817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160" table:style-name="ce24">
            <text:p>816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150" table:style-name="ce24">
            <text:p>815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140" table:style-name="ce24">
            <text:p>814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120" table:style-name="ce24">
            <text:p>812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110" table:style-name="ce24">
            <text:p>8110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28" table:style-name="ce24">
            <text:p>7928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27" table:style-name="ce24">
            <text:p>7927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26" table:style-name="ce24">
            <text:p>7926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24" table:style-name="ce24">
            <text:p>7924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23" table:style-name="ce24">
            <text:p>7923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22" table:style-name="ce24">
            <text:p>7922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21" table:style-name="ce24">
            <text:p>7921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18" table:style-name="ce24">
            <text:p>7918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17" table:style-name="ce24">
            <text:p>7917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16" table:style-name="ce24">
            <text:p>7916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14" table:style-name="ce24">
            <text:p>7914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13" table:style-name="ce24">
            <text:p>7913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12" table:style-name="ce24">
            <text:p>7912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11" table:style-name="ce24">
            <text:p>7911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10" table:style-name="ce24">
            <text:p>7910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05" table:style-name="ce24">
            <text:p>7905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04" table:style-name="ce24">
            <text:p>7904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03" table:style-name="ce24">
            <text:p>7903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02" table:style-name="ce24">
            <text:p>7902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01" table:style-name="ce24">
            <text:p>7901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88" table:style-name="ce24">
            <text:p>6888</text:p>
          </table:table-cell>
          <table:table-cell office:value-type="float" office:value="1.31" table:style-name="ce25">
            <text:p>1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87" table:style-name="ce24">
            <text:p>6887</text:p>
          </table:table-cell>
          <table:table-cell office:value-type="float" office:value="1.31" table:style-name="ce25">
            <text:p>1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86" table:style-name="ce24">
            <text:p>6886</text:p>
          </table:table-cell>
          <table:table-cell office:value-type="float" office:value="1.31" table:style-name="ce25">
            <text:p>1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60" table:style-name="ce24">
            <text:p>6860</text:p>
          </table:table-cell>
          <table:table-cell office:value-type="float" office:value="1.32" table:style-name="ce25">
            <text:p>1.3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42" table:style-name="ce24">
            <text:p>6842</text:p>
          </table:table-cell>
          <table:table-cell office:value-type="float" office:value="0.15" table:style-name="ce25">
            <text:p>0.1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79" table:style-name="ce24">
            <text:p>6779</text:p>
          </table:table-cell>
          <table:table-cell office:value-type="float" office:value="1.75" table:style-name="ce25">
            <text:p>1.7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78" table:style-name="ce24">
            <text:p>6778</text:p>
          </table:table-cell>
          <table:table-cell office:value-type="float" office:value="1.75" table:style-name="ce25">
            <text:p>1.7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76" table:style-name="ce24">
            <text:p>6776</text:p>
          </table:table-cell>
          <table:table-cell office:value-type="float" office:value="1.75" table:style-name="ce25">
            <text:p>1.7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73" table:style-name="ce24">
            <text:p>6773</text:p>
          </table:table-cell>
          <table:table-cell office:value-type="float" office:value="1.75" table:style-name="ce25">
            <text:p>1.7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71" table:style-name="ce24">
            <text:p>6771</text:p>
          </table:table-cell>
          <table:table-cell office:value-type="float" office:value="1.75" table:style-name="ce25">
            <text:p>1.7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48" table:style-name="ce24">
            <text:p>6748</text:p>
          </table:table-cell>
          <table:table-cell office:value-type="float" office:value="2.0699999999999998" table:style-name="ce25">
            <text:p>2.0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38" table:style-name="ce24">
            <text:p>6738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32" table:style-name="ce24">
            <text:p>6732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79" table:style-name="ce24">
            <text:p>6679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78" table:style-name="ce24">
            <text:p>6678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72" table:style-name="ce24">
            <text:p>6672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71" table:style-name="ce24">
            <text:p>6671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70" table:style-name="ce24">
            <text:p>6670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51" table:style-name="ce24">
            <text:p>6651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50" table:style-name="ce24">
            <text:p>6650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40" table:style-name="ce24">
            <text:p>6640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6" table:style-name="ce24">
            <text:p>5996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2" table:style-name="ce24">
            <text:p>5992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89" table:style-name="ce24">
            <text:p>5989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78" table:style-name="ce24">
            <text:p>5978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77" table:style-name="ce24">
            <text:p>5977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71" table:style-name="ce24">
            <text:p>597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59" table:style-name="ce24">
            <text:p>595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39" table:style-name="ce24">
            <text:p>5939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6" table:style-name="ce24">
            <text:p>5926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2" table:style-name="ce24">
            <text:p>5922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1" table:style-name="ce24">
            <text:p>5921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17" table:style-name="ce24">
            <text:p>5917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11" table:style-name="ce24">
            <text:p>5911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742" table:style-name="ce24">
            <text:p>5742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632" table:style-name="ce24">
            <text:p>5632</text:p>
          </table:table-cell>
          <table:table-cell office:value-type="float" office:value="1.1100000000000001" table:style-name="ce25">
            <text:p>1.1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81" table:style-name="ce24">
            <text:p>528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55" table:style-name="ce24">
            <text:p>525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33" table:style-name="ce24">
            <text:p>523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94" table:style-name="ce24">
            <text:p>5094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8" table:style-name="ce24">
            <text:p>5078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6" table:style-name="ce24">
            <text:p>5076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5" table:style-name="ce24">
            <text:p>5075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63" table:style-name="ce24">
            <text:p>5063</text:p>
          </table:table-cell>
          <table:table-cell office:value-type="float" office:value="0.13" table:style-name="ce25">
            <text:p>0.1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59" table:style-name="ce24">
            <text:p>5059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58" table:style-name="ce24">
            <text:p>5058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57" table:style-name="ce24">
            <text:p>5057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56" table:style-name="ce24">
            <text:p>5056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55" table:style-name="ce24">
            <text:p>5055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53" table:style-name="ce24">
            <text:p>5053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49" table:style-name="ce24">
            <text:p>5049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39" table:style-name="ce24">
            <text:p>5039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38" table:style-name="ce24">
            <text:p>5038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37" table:style-name="ce24">
            <text:p>5037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16" table:style-name="ce24">
            <text:p>5016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918" table:style-name="ce24">
            <text:p>4918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917" table:style-name="ce24">
            <text:p>4917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916" table:style-name="ce24">
            <text:p>4916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915" table:style-name="ce24">
            <text:p>4915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890" table:style-name="ce24">
            <text:p>4890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869" table:style-name="ce24">
            <text:p>4869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864" table:style-name="ce24">
            <text:p>4864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860" table:style-name="ce24">
            <text:p>4860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850" table:style-name="ce24">
            <text:p>4850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76" table:style-name="ce24">
            <text:p>4676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74" table:style-name="ce24">
            <text:p>4674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73" table:style-name="ce24">
            <text:p>4673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70" table:style-name="ce24">
            <text:p>4670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20" table:style-name="ce24">
            <text:p>4620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12" table:style-name="ce24">
            <text:p>4612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10" table:style-name="ce24">
            <text:p>4610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90" table:style-name="ce24">
            <text:p>4590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88" table:style-name="ce24">
            <text:p>4588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77" table:style-name="ce24">
            <text:p>4577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70" table:style-name="ce24">
            <text:p>4570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61" table:style-name="ce24">
            <text:p>4561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60" table:style-name="ce24">
            <text:p>4560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52" table:style-name="ce24">
            <text:p>4552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51" table:style-name="ce24">
            <text:p>4551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50" table:style-name="ce24">
            <text:p>4550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41" table:style-name="ce24">
            <text:p>4541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40" table:style-name="ce24">
            <text:p>4540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31" table:style-name="ce24">
            <text:p>4531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30" table:style-name="ce24">
            <text:p>4530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68" table:style-name="ce24">
            <text:p>4368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67" table:style-name="ce24">
            <text:p>4367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37" table:style-name="ce24">
            <text:p>4237</text:p>
          </table:table-cell>
          <table:table-cell office:value-type="float" office:value="1.42" table:style-name="ce25">
            <text:p>1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36" table:style-name="ce24">
            <text:p>4236</text:p>
          </table:table-cell>
          <table:table-cell office:value-type="float" office:value="1.42" table:style-name="ce25">
            <text:p>1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19" table:style-name="ce24">
            <text:p>4219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09" table:style-name="ce24">
            <text:p>4209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07" table:style-name="ce24">
            <text:p>4207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06" table:style-name="ce24">
            <text:p>4206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90" table:style-name="ce24">
            <text:p>4190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89" table:style-name="ce24">
            <text:p>4189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86" table:style-name="ce24">
            <text:p>4186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80" table:style-name="ce24">
            <text:p>4180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79" table:style-name="ce24">
            <text:p>4179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78" table:style-name="ce24">
            <text:p>4178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77" table:style-name="ce24">
            <text:p>4177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76" table:style-name="ce24">
            <text:p>4176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74" table:style-name="ce24">
            <text:p>4174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70" table:style-name="ce24">
            <text:p>4170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50" table:style-name="ce24">
            <text:p>4150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40" table:style-name="ce24">
            <text:p>4140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20" table:style-name="ce24">
            <text:p>4120</text:p>
          </table:table-cell>
          <table:table-cell office:value-type="float" office:value="0.73" table:style-name="ce25">
            <text:p>0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76" table:style-name="ce24">
            <text:p>3876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59" table:style-name="ce24">
            <text:p>3859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26" table:style-name="ce24">
            <text:p>3826</text:p>
          </table:table-cell>
          <table:table-cell office:value-type="float" office:value="0.75" table:style-name="ce25">
            <text:p>0.7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25" table:style-name="ce24">
            <text:p>3825</text:p>
          </table:table-cell>
          <table:table-cell office:value-type="float" office:value="0.75" table:style-name="ce25">
            <text:p>0.7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24" table:style-name="ce24">
            <text:p>3824</text:p>
          </table:table-cell>
          <table:table-cell office:value-type="float" office:value="0.75" table:style-name="ce25">
            <text:p>0.7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16" table:style-name="ce24">
            <text:p>3816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86" table:style-name="ce24">
            <text:p>3786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76" table:style-name="ce24">
            <text:p>3776</text:p>
          </table:table-cell>
          <table:table-cell office:value-type="float" office:value="0.59" table:style-name="ce25">
            <text:p>0.5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74" table:style-name="ce24">
            <text:p>3774</text:p>
          </table:table-cell>
          <table:table-cell office:value-type="float" office:value="0.59" table:style-name="ce25">
            <text:p>0.5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63" table:style-name="ce24">
            <text:p>3763</text:p>
          </table:table-cell>
          <table:table-cell office:value-type="float" office:value="0.60000000000000009" table:style-name="ce25">
            <text:p>0.6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49" table:style-name="ce24">
            <text:p>3749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47" table:style-name="ce24">
            <text:p>3747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25" table:style-name="ce24">
            <text:p>3725</text:p>
          </table:table-cell>
          <table:table-cell office:value-type="float" office:value="0.7" table:style-name="ce25">
            <text:p>0.7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6" table:style-name="ce24">
            <text:p>3716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09" table:style-name="ce24">
            <text:p>3709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08" table:style-name="ce24">
            <text:p>3708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06" table:style-name="ce24">
            <text:p>3706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02" table:style-name="ce24">
            <text:p>3702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670" table:style-name="ce24">
            <text:p>3670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660" table:style-name="ce24">
            <text:p>3660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650" table:style-name="ce24">
            <text:p>3650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630" table:style-name="ce24">
            <text:p>3630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620" table:style-name="ce24">
            <text:p>3620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87" table:style-name="ce24">
            <text:p>3587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85" table:style-name="ce24">
            <text:p>3585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84" table:style-name="ce24">
            <text:p>3584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79" table:style-name="ce24">
            <text:p>3579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69" table:style-name="ce24">
            <text:p>3569</text:p>
          </table:table-cell>
          <table:table-cell office:value-type="float" office:value="0.68" table:style-name="ce25">
            <text:p>0.6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67" table:style-name="ce24">
            <text:p>3567</text:p>
          </table:table-cell>
          <table:table-cell office:value-type="float" office:value="0.68" table:style-name="ce25">
            <text:p>0.6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48" table:style-name="ce24">
            <text:p>3548</text:p>
          </table:table-cell>
          <table:table-cell office:value-type="float" office:value="0.54" table:style-name="ce25">
            <text:p>0.5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46" table:style-name="ce24">
            <text:p>3546</text:p>
          </table:table-cell>
          <table:table-cell office:value-type="float" office:value="0.54" table:style-name="ce25">
            <text:p>0.5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43" table:style-name="ce24">
            <text:p>3543</text:p>
          </table:table-cell>
          <table:table-cell office:value-type="float" office:value="0.54" table:style-name="ce25">
            <text:p>0.5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38" table:style-name="ce24">
            <text:p>3538</text:p>
          </table:table-cell>
          <table:table-cell office:value-type="float" office:value="0.63" table:style-name="ce25">
            <text:p>0.6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19" table:style-name="ce24">
            <text:p>3519</text:p>
          </table:table-cell>
          <table:table-cell office:value-type="float" office:value="0.43" table:style-name="ce25">
            <text:p>0.4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47" table:style-name="ce24">
            <text:p>3247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45" table:style-name="ce24">
            <text:p>3245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44" table:style-name="ce24">
            <text:p>3244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19" table:style-name="ce24">
            <text:p>3219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18" table:style-name="ce24">
            <text:p>3218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17" table:style-name="ce24">
            <text:p>3217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16" table:style-name="ce24">
            <text:p>3216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12" table:style-name="ce24">
            <text:p>3212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995" table:style-name="ce24">
            <text:p>2995</text:p>
          </table:table-cell>
          <table:table-cell office:value-type="float" office:value="1.02" table:style-name="ce25">
            <text:p>1.0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994" table:style-name="ce24">
            <text:p>2994</text:p>
          </table:table-cell>
          <table:table-cell office:value-type="float" office:value="1.02" table:style-name="ce25">
            <text:p>1.0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84" table:style-name="ce24">
            <text:p>2784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83" table:style-name="ce24">
            <text:p>2783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82" table:style-name="ce24">
            <text:p>2782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81" table:style-name="ce24">
            <text:p>2781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74" table:style-name="ce24">
            <text:p>2774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73" table:style-name="ce24">
            <text:p>2773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72" table:style-name="ce24">
            <text:p>2772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59" table:style-name="ce24">
            <text:p>2659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58" table:style-name="ce24">
            <text:p>2658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13" table:style-name="ce24">
            <text:p>2613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79" table:style-name="ce24">
            <text:p>2579</text:p>
          </table:table-cell>
          <table:table-cell office:value-type="float" office:value="0.21" table:style-name="ce25">
            <text:p>0.2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67" table:style-name="ce24">
            <text:p>2567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57" table:style-name="ce24">
            <text:p>2557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47" table:style-name="ce24">
            <text:p>254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19" table:style-name="ce24">
            <text:p>2519</text:p>
          </table:table-cell>
          <table:table-cell office:value-type="float" office:value="0.56000000000000005" table:style-name="ce25">
            <text:p>0.5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87" table:style-name="ce24">
            <text:p>2487</text:p>
          </table:table-cell>
          <table:table-cell office:value-type="float" office:value="2.52" table:style-name="ce25">
            <text:p>2.5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85" table:style-name="ce24">
            <text:p>2485</text:p>
          </table:table-cell>
          <table:table-cell office:value-type="float" office:value="2.52" table:style-name="ce25">
            <text:p>2.5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49" table:style-name="ce24">
            <text:p>2449</text:p>
          </table:table-cell>
          <table:table-cell office:value-type="float" office:value="0.46" table:style-name="ce25">
            <text:p>0.4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26" table:style-name="ce24">
            <text:p>2426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25" table:style-name="ce24">
            <text:p>2425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3" table:style-name="ce24">
            <text:p>2413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2" table:style-name="ce24">
            <text:p>241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07" table:style-name="ce24">
            <text:p>2407</text:p>
          </table:table-cell>
          <table:table-cell office:value-type="float" office:value="0.54" table:style-name="ce25">
            <text:p>0.5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79" table:style-name="ce24">
            <text:p>2379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77" table:style-name="ce24">
            <text:p>2377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21" table:style-name="ce24">
            <text:p>2321</text:p>
          </table:table-cell>
          <table:table-cell office:value-type="float" office:value="0.63" table:style-name="ce25">
            <text:p>0.6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9" table:style-name="ce24">
            <text:p>2299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0" table:style-name="ce24">
            <text:p>2290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89" table:style-name="ce24">
            <text:p>2289</text:p>
          </table:table-cell>
          <table:table-cell office:value-type="float" office:value="0.4" table:style-name="ce25">
            <text:p>0.4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79" table:style-name="ce24">
            <text:p>2279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62" table:style-name="ce24">
            <text:p>2262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50" table:style-name="ce24">
            <text:p>2250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16" table:style-name="ce24">
            <text:p>2216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15" table:style-name="ce24">
            <text:p>2215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09" table:style-name="ce24">
            <text:p>2209</text:p>
          </table:table-cell>
          <table:table-cell office:value-type="float" office:value="0.65" table:style-name="ce25">
            <text:p>0.6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69" table:style-name="ce24">
            <text:p>2169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37" table:style-name="ce24">
            <text:p>2137</text:p>
          </table:table-cell>
          <table:table-cell office:value-type="float" office:value="0.39" table:style-name="ce25">
            <text:p>0.3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27" table:style-name="ce24">
            <text:p>2127</text:p>
          </table:table-cell>
          <table:table-cell office:value-type="float" office:value="0.65" table:style-name="ce25">
            <text:p>0.6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26" table:style-name="ce24">
            <text:p>2126</text:p>
          </table:table-cell>
          <table:table-cell office:value-type="float" office:value="0.65" table:style-name="ce25">
            <text:p>0.6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012" table:style-name="ce24">
            <text:p>2012</text:p>
          </table:table-cell>
          <table:table-cell office:value-type="float" office:value="0.23" table:style-name="ce25">
            <text:p>0.2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011" table:style-name="ce24">
            <text:p>2011</text:p>
          </table:table-cell>
          <table:table-cell office:value-type="float" office:value="0.23" table:style-name="ce25">
            <text:p>0.2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010" table:style-name="ce24">
            <text:p>2010</text:p>
          </table:table-cell>
          <table:table-cell office:value-type="float" office:value="0.23" table:style-name="ce25">
            <text:p>0.2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76" table:style-name="ce24">
            <text:p>1876</text:p>
          </table:table-cell>
          <table:table-cell office:value-type="float" office:value="0.17" table:style-name="ce25">
            <text:p>0.1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69" table:style-name="ce24">
            <text:p>1869</text:p>
          </table:table-cell>
          <table:table-cell office:value-type="float" office:value="0.43" table:style-name="ce25">
            <text:p>0.4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68" table:style-name="ce24">
            <text:p>1868</text:p>
          </table:table-cell>
          <table:table-cell office:value-type="float" office:value="0.19" table:style-name="ce25">
            <text:p>0.1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809" table:style-name="ce24">
            <text:p>1809</text:p>
          </table:table-cell>
          <table:table-cell office:value-type="float" office:value="0.11" table:style-name="ce25">
            <text:p>0.1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84" table:style-name="ce24">
            <text:p>1784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67" table:style-name="ce24">
            <text:p>1767</text:p>
          </table:table-cell>
          <table:table-cell office:value-type="float" office:value="0.19" table:style-name="ce25">
            <text:p>0.1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758" table:style-name="ce24">
            <text:p>1758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664" table:style-name="ce24">
            <text:p>1664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649" table:style-name="ce24">
            <text:p>1649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473" table:style-name="ce24">
            <text:p>1473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473" table:style-name="ce24">
            <text:p>1473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441" table:style-name="ce24">
            <text:p>1441</text:p>
          </table:table-cell>
          <table:table-cell office:value-type="float" office:value="0.11" table:style-name="ce25">
            <text:p>0.1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345" table:style-name="ce24">
            <text:p>1345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68" table:style-name="ce24">
            <text:p>1268</text:p>
          </table:table-cell>
          <table:table-cell office:value-type="float" office:value="0.27" table:style-name="ce25">
            <text:p>0.2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64" table:style-name="ce24">
            <text:p>1264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46" table:style-name="ce24">
            <text:p>1246</text:p>
          </table:table-cell>
          <table:table-cell office:value-type="float" office:value="0.15" table:style-name="ce25">
            <text:p>0.1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1242" table:style-name="ce24">
            <text:p>1242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8" table:style-name="ce24">
            <text:p>998</text:p>
          </table:table-cell>
          <table:table-cell office:value-type="float" office:value="0.17" table:style-name="ce25">
            <text:p>0.1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6" table:style-name="ce24">
            <text:p>996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5" table:style-name="ce24">
            <text:p>995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4" table:style-name="ce24">
            <text:p>99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3" table:style-name="ce24">
            <text:p>993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92" table:style-name="ce24">
            <text:p>992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89" table:style-name="ce24">
            <text:p>989</text:p>
          </table:table-cell>
          <table:table-cell office:value-type="float" office:value="0.19" table:style-name="ce25">
            <text:p>0.1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7" table:style-name="ce24">
            <text:p>977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6" table:style-name="ce24">
            <text:p>976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5" table:style-name="ce24">
            <text:p>975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4" table:style-name="ce24">
            <text:p>974</text:p>
          </table:table-cell>
          <table:table-cell office:value-type="float" office:value="0.43" table:style-name="ce25">
            <text:p>0.4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3" table:style-name="ce24">
            <text:p>973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2" table:style-name="ce24">
            <text:p>972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2" table:style-name="ce24">
            <text:p>972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1" table:style-name="ce24">
            <text:p>971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70" table:style-name="ce24">
            <text:p>970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8" table:style-name="ce24">
            <text:p>968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7" table:style-name="ce24">
            <text:p>967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6" table:style-name="ce24">
            <text:p>966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5" table:style-name="ce24">
            <text:p>965</text:p>
          </table:table-cell>
          <table:table-cell office:value-type="float" office:value="0.19" table:style-name="ce25">
            <text:p>0.1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4" table:style-name="ce24">
            <text:p>964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4" table:style-name="ce24">
            <text:p>964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3" table:style-name="ce24">
            <text:p>963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2" table:style-name="ce24">
            <text:p>96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1" table:style-name="ce24">
            <text:p>961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60" table:style-name="ce24">
            <text:p>960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59" table:style-name="ce24">
            <text:p>959</text:p>
          </table:table-cell>
          <table:table-cell office:value-type="float" office:value="0.69" table:style-name="ce25">
            <text:p>0.6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47" table:style-name="ce24">
            <text:p>947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23" table:style-name="ce24">
            <text:p>923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05" table:style-name="ce24">
            <text:p>905</text:p>
          </table:table-cell>
          <table:table-cell office:value-type="float" office:value="0.4" table:style-name="ce25">
            <text:p>0.4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86" table:style-name="ce24">
            <text:p>886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80" table:style-name="ce24">
            <text:p>880</text:p>
          </table:table-cell>
          <table:table-cell office:value-type="float" office:value="0.14000000000000001" table:style-name="ce25">
            <text:p>0.1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6" table:style-name="ce24">
            <text:p>856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5" table:style-name="ce24">
            <text:p>855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3" table:style-name="ce24">
            <text:p>853</text:p>
          </table:table-cell>
          <table:table-cell office:value-type="float" office:value="0.09" table:style-name="ce25">
            <text:p>0.0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2" table:style-name="ce24">
            <text:p>852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50" table:style-name="ce24">
            <text:p>850</text:p>
          </table:table-cell>
          <table:table-cell office:value-type="float" office:value="0.95" table:style-name="ce25">
            <text:p>0.9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49" table:style-name="ce24">
            <text:p>849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21" table:style-name="ce24">
            <text:p>821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2" table:style-name="ce24">
            <text:p>792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791" table:style-name="ce24">
            <text:p>791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92" table:style-name="ce24">
            <text:p>692</text:p>
          </table:table-cell>
          <table:table-cell office:value-type="float" office:value="0.77" table:style-name="ce25">
            <text:p>0.7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91" table:style-name="ce24">
            <text:p>691</text:p>
          </table:table-cell>
          <table:table-cell office:value-type="float" office:value="0.48" table:style-name="ce25">
            <text:p>0.4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90" table:style-name="ce24">
            <text:p>690</text:p>
          </table:table-cell>
          <table:table-cell office:value-type="float" office:value="1.27" table:style-name="ce25">
            <text:p>1.2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9" table:style-name="ce24">
            <text:p>689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8" table:style-name="ce24">
            <text:p>688</text:p>
          </table:table-cell>
          <table:table-cell office:value-type="float" office:value="1.31" table:style-name="ce25">
            <text:p>1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7" table:style-name="ce24">
            <text:p>687</text:p>
          </table:table-cell>
          <table:table-cell office:value-type="float" office:value="0.64" table:style-name="ce25">
            <text:p>0.6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6" table:style-name="ce24">
            <text:p>686</text:p>
          </table:table-cell>
          <table:table-cell office:value-type="float" office:value="1.32" table:style-name="ce25">
            <text:p>1.3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5" table:style-name="ce24">
            <text:p>685</text:p>
          </table:table-cell>
          <table:table-cell office:value-type="float" office:value="0.98" table:style-name="ce25">
            <text:p>0.9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4" table:style-name="ce24">
            <text:p>684</text:p>
          </table:table-cell>
          <table:table-cell office:value-type="float" office:value="0.17" table:style-name="ce25">
            <text:p>0.1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3" table:style-name="ce24">
            <text:p>683</text:p>
          </table:table-cell>
          <table:table-cell office:value-type="float" office:value="1.56" table:style-name="ce25">
            <text:p>1.5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2" table:style-name="ce24">
            <text:p>682</text:p>
          </table:table-cell>
          <table:table-cell office:value-type="float" office:value="1.44" table:style-name="ce25">
            <text:p>1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1" table:style-name="ce24">
            <text:p>681</text:p>
          </table:table-cell>
          <table:table-cell office:value-type="float" office:value="2.57" table:style-name="ce25">
            <text:p>2.5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80" table:style-name="ce24">
            <text:p>680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9" table:style-name="ce24">
            <text:p>679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8" table:style-name="ce24">
            <text:p>678</text:p>
          </table:table-cell>
          <table:table-cell office:value-type="float" office:value="1.23" table:style-name="ce25">
            <text:p>1.2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7" table:style-name="ce24">
            <text:p>677</text:p>
          </table:table-cell>
          <table:table-cell office:value-type="float" office:value="1.75" table:style-name="ce25">
            <text:p>1.7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6" table:style-name="ce24">
            <text:p>676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5" table:style-name="ce24">
            <text:p>675</text:p>
          </table:table-cell>
          <table:table-cell office:value-type="float" office:value="0.9" table:style-name="ce25">
            <text:p>0.9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4" table:style-name="ce24">
            <text:p>674</text:p>
          </table:table-cell>
          <table:table-cell office:value-type="float" office:value="2.0699999999999998" table:style-name="ce25">
            <text:p>2.0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3" table:style-name="ce24">
            <text:p>673</text:p>
          </table:table-cell>
          <table:table-cell office:value-type="float" office:value="7.0000000000000007E-2" table:style-name="ce25">
            <text:p>0.0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72" table:style-name="ce24">
            <text:p>672</text:p>
          </table:table-cell>
          <table:table-cell office:value-type="float" office:value="2.73" table:style-name="ce25">
            <text:p>2.7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9" table:style-name="ce24">
            <text:p>669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8" table:style-name="ce24">
            <text:p>668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6" table:style-name="ce24">
            <text:p>666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1" table:style-name="ce24">
            <text:p>661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59" table:style-name="ce24">
            <text:p>659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48" table:style-name="ce24">
            <text:p>648</text:p>
          </table:table-cell>
          <table:table-cell office:value-type="float" office:value="0.39" table:style-name="ce25">
            <text:p>0.3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42" table:style-name="ce24">
            <text:p>642</text:p>
          </table:table-cell>
          <table:table-cell office:value-type="float" office:value="0.39" table:style-name="ce25">
            <text:p>0.3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39" table:style-name="ce24">
            <text:p>639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28" table:style-name="ce24">
            <text:p>628</text:p>
          </table:table-cell>
          <table:table-cell office:value-type="float" office:value="0.28000000000000003" table:style-name="ce25">
            <text:p>0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15" table:style-name="ce24">
            <text:p>615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14" table:style-name="ce24">
            <text:p>614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11" table:style-name="ce24">
            <text:p>611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01" table:style-name="ce24">
            <text:p>601</text:p>
          </table:table-cell>
          <table:table-cell office:value-type="float" office:value="0.08" table:style-name="ce25">
            <text:p>0.0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9" table:style-name="ce24">
            <text:p>599</text:p>
          </table:table-cell>
          <table:table-cell office:value-type="float" office:value="0.21" table:style-name="ce25">
            <text:p>0.2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8" table:style-name="ce24">
            <text:p>598</text:p>
          </table:table-cell>
          <table:table-cell office:value-type="float" office:value="0.19" table:style-name="ce25">
            <text:p>0.1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7" table:style-name="ce24">
            <text:p>597</text:p>
          </table:table-cell>
          <table:table-cell office:value-type="float" office:value="0.46" table:style-name="ce25">
            <text:p>0.4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6" table:style-name="ce24">
            <text:p>596</text:p>
          </table:table-cell>
          <table:table-cell office:value-type="float" office:value="7.0000000000000007E-2" table:style-name="ce25">
            <text:p>0.0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5" table:style-name="ce24">
            <text:p>595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4" table:style-name="ce24">
            <text:p>594</text:p>
          </table:table-cell>
          <table:table-cell office:value-type="float" office:value="0.28999999999999998" table:style-name="ce25">
            <text:p>0.2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3" table:style-name="ce24">
            <text:p>593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2" table:style-name="ce24">
            <text:p>592</text:p>
          </table:table-cell>
          <table:table-cell office:value-type="float" office:value="0.59" table:style-name="ce25">
            <text:p>0.5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1" table:style-name="ce24">
            <text:p>591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90" table:style-name="ce24">
            <text:p>590</text:p>
          </table:table-cell>
          <table:table-cell office:value-type="float" office:value="0.11" table:style-name="ce25">
            <text:p>0.1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84" table:style-name="ce24">
            <text:p>584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73" table:style-name="ce24">
            <text:p>573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69" table:style-name="ce24">
            <text:p>569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68" table:style-name="ce24">
            <text:p>568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62" table:style-name="ce24">
            <text:p>562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49" table:style-name="ce24">
            <text:p>549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1" table:style-name="ce24">
            <text:p>52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9" table:style-name="ce24">
            <text:p>509</text:p>
          </table:table-cell>
          <table:table-cell office:value-type="float" office:value="0.34" table:style-name="ce25">
            <text:p>0.3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8" table:style-name="ce24">
            <text:p>508</text:p>
          </table:table-cell>
          <table:table-cell office:value-type="float" office:value="0.8" table:style-name="ce25">
            <text:p>0.8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7" table:style-name="ce24">
            <text:p>507</text:p>
          </table:table-cell>
          <table:table-cell office:value-type="float" office:value="0.1" table:style-name="ce25">
            <text:p>0.1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6" table:style-name="ce24">
            <text:p>506</text:p>
          </table:table-cell>
          <table:table-cell office:value-type="float" office:value="0.11" table:style-name="ce25">
            <text:p>0.1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5" table:style-name="ce24">
            <text:p>505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4" table:style-name="ce24">
            <text:p>504</text:p>
          </table:table-cell>
          <table:table-cell office:value-type="float" office:value="0.54" table:style-name="ce25">
            <text:p>0.5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3" table:style-name="ce24">
            <text:p>503</text:p>
          </table:table-cell>
          <table:table-cell office:value-type="float" office:value="0.23" table:style-name="ce25">
            <text:p>0.2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2" table:style-name="ce24">
            <text:p>502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1" table:style-name="ce24">
            <text:p>501</text:p>
          </table:table-cell>
          <table:table-cell office:value-type="float" office:value="0.47" table:style-name="ce25">
            <text:p>0.4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00" table:style-name="ce24">
            <text:p>500</text:p>
          </table:table-cell>
          <table:table-cell office:value-type="float" office:value="1.28" table:style-name="ce25">
            <text:p>1.2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91" table:style-name="ce24">
            <text:p>491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79" table:style-name="ce24">
            <text:p>479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74" table:style-name="ce24">
            <text:p>474</text:p>
          </table:table-cell>
          <table:table-cell office:value-type="float" office:value="0.44" table:style-name="ce25">
            <text:p>0.4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7" table:style-name="ce24">
            <text:p>467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52" table:style-name="ce24">
            <text:p>452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48" table:style-name="ce24">
            <text:p>448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47" table:style-name="ce24">
            <text:p>447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46" table:style-name="ce24">
            <text:p>446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45" table:style-name="ce24">
            <text:p>445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44" table:style-name="ce24">
            <text:p>444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43" table:style-name="ce24">
            <text:p>443</text:p>
          </table:table-cell>
          <table:table-cell office:value-type="float" office:value="0.53" table:style-name="ce25">
            <text:p>0.5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3" table:style-name="ce24">
            <text:p>423</text:p>
          </table:table-cell>
          <table:table-cell office:value-type="float" office:value="0.12" table:style-name="ce25">
            <text:p>0.1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1" table:style-name="ce24">
            <text:p>421</text:p>
          </table:table-cell>
          <table:table-cell office:value-type="float" office:value="0.06" table:style-name="ce25">
            <text:p>0.0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20" table:style-name="ce24">
            <text:p>420</text:p>
          </table:table-cell>
          <table:table-cell office:value-type="float" office:value="0.05" table:style-name="ce25">
            <text:p>0.0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09" table:style-name="ce24">
            <text:p>409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07" table:style-name="ce24">
            <text:p>407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93" table:style-name="ce24">
            <text:p>393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9" table:style-name="ce24">
            <text:p>389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7" table:style-name="ce24">
            <text:p>387</text:p>
          </table:table-cell>
          <table:table-cell office:value-type="float" office:value="0.32" table:style-name="ce25">
            <text:p>0.3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6" table:style-name="ce24">
            <text:p>386</text:p>
          </table:table-cell>
          <table:table-cell office:value-type="float" office:value="7.0000000000000007E-2" table:style-name="ce25">
            <text:p>0.0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5" table:style-name="ce24">
            <text:p>385</text:p>
          </table:table-cell>
          <table:table-cell office:value-type="float" office:value="0.06" table:style-name="ce25">
            <text:p>0.0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1" table:style-name="ce24">
            <text:p>381</text:p>
          </table:table-cell>
          <table:table-cell office:value-type="float" office:value="0.17" table:style-name="ce25">
            <text:p>0.1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80" table:style-name="ce24">
            <text:p>380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8" table:style-name="ce24">
            <text:p>378</text:p>
          </table:table-cell>
          <table:table-cell office:value-type="float" office:value="0.24" table:style-name="ce25">
            <text:p>0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7" table:style-name="ce24">
            <text:p>377</text:p>
          </table:table-cell>
          <table:table-cell office:value-type="float" office:value="7.0000000000000007E-2" table:style-name="ce25">
            <text:p>0.0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6" table:style-name="ce24">
            <text:p>376</text:p>
          </table:table-cell>
          <table:table-cell office:value-type="float" office:value="7.0000000000000007E-2" table:style-name="ce25">
            <text:p>0.0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5" table:style-name="ce24">
            <text:p>375</text:p>
          </table:table-cell>
          <table:table-cell office:value-type="float" office:value="0.46" table:style-name="ce25">
            <text:p>0.4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4" table:style-name="ce24">
            <text:p>374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3" table:style-name="ce24">
            <text:p>373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2" table:style-name="ce24">
            <text:p>372</text:p>
          </table:table-cell>
          <table:table-cell office:value-type="float" office:value="0.05" table:style-name="ce25">
            <text:p>0.0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1" table:style-name="ce24">
            <text:p>371</text:p>
          </table:table-cell>
          <table:table-cell office:value-type="float" office:value="0.08" table:style-name="ce25">
            <text:p>0.0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70" table:style-name="ce24">
            <text:p>370</text:p>
          </table:table-cell>
          <table:table-cell office:value-type="float" office:value="0.11" table:style-name="ce25">
            <text:p>0.1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61" table:style-name="ce24">
            <text:p>361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9" table:style-name="ce24">
            <text:p>359</text:p>
          </table:table-cell>
          <table:table-cell office:value-type="float" office:value="0.06" table:style-name="ce25">
            <text:p>0.0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8" table:style-name="ce24">
            <text:p>358</text:p>
          </table:table-cell>
          <table:table-cell office:value-type="float" office:value="7.0000000000000007E-2" table:style-name="ce25">
            <text:p>0.0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7" table:style-name="ce24">
            <text:p>357</text:p>
          </table:table-cell>
          <table:table-cell office:value-type="float" office:value="0.06" table:style-name="ce25">
            <text:p>0.0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6" table:style-name="ce24">
            <text:p>356</text:p>
          </table:table-cell>
          <table:table-cell office:value-type="float" office:value="0.23" table:style-name="ce25">
            <text:p>0.2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5" table:style-name="ce24">
            <text:p>355</text:p>
          </table:table-cell>
          <table:table-cell office:value-type="float" office:value="0.23" table:style-name="ce25">
            <text:p>0.2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4" table:style-name="ce24">
            <text:p>354</text:p>
          </table:table-cell>
          <table:table-cell office:value-type="float" office:value="0.06" table:style-name="ce25">
            <text:p>0.0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3" table:style-name="ce24">
            <text:p>353</text:p>
          </table:table-cell>
          <table:table-cell office:value-type="float" office:value="0.02" table:style-name="ce25">
            <text:p>0.0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2" table:style-name="ce24">
            <text:p>352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1" table:style-name="ce24">
            <text:p>351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50" table:style-name="ce24">
            <text:p>350</text:p>
          </table:table-cell>
          <table:table-cell office:value-type="float" office:value="0.09" table:style-name="ce25">
            <text:p>0.0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46" table:style-name="ce24">
            <text:p>346</text:p>
          </table:table-cell>
          <table:table-cell office:value-type="float" office:value="0.36" table:style-name="ce25">
            <text:p>0.3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36" table:style-name="ce24">
            <text:p>336</text:p>
          </table:table-cell>
          <table:table-cell office:value-type="float" office:value="0.38" table:style-name="ce25">
            <text:p>0.3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9" table:style-name="ce24">
            <text:p>329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7" table:style-name="ce24">
            <text:p>327</text:p>
          </table:table-cell>
          <table:table-cell office:value-type="float" office:value="0.45" table:style-name="ce25">
            <text:p>0.4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19" table:style-name="ce24">
            <text:p>319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18" table:style-name="ce24">
            <text:p>318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16" table:style-name="ce24">
            <text:p>316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09" table:style-name="ce24">
            <text:p>309</text:p>
          </table:table-cell>
          <table:table-cell office:value-type="float" office:value="0.43" table:style-name="ce25">
            <text:p>0.4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06" table:style-name="ce24">
            <text:p>306</text:p>
          </table:table-cell>
          <table:table-cell office:value-type="float" office:value="0.43" table:style-name="ce25">
            <text:p>0.4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99" table:style-name="ce24">
            <text:p>299</text:p>
          </table:table-cell>
          <table:table-cell office:value-type="float" office:value="1.03" table:style-name="ce25">
            <text:p>1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98" table:style-name="ce24">
            <text:p>298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97" table:style-name="ce24">
            <text:p>297</text:p>
          </table:table-cell>
          <table:table-cell office:value-type="float" office:value="0.23" table:style-name="ce25">
            <text:p>0.2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91" table:style-name="ce24">
            <text:p>291</text:p>
          </table:table-cell>
          <table:table-cell office:value-type="float" office:value="0.68" table:style-name="ce25">
            <text:p>0.6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90" table:style-name="ce24">
            <text:p>290</text:p>
          </table:table-cell>
          <table:table-cell office:value-type="float" office:value="2.2599999999999998" table:style-name="ce25">
            <text:p>2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8" table:style-name="ce24">
            <text:p>278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7" table:style-name="ce24">
            <text:p>277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9" table:style-name="ce24">
            <text:p>269</text:p>
          </table:table-cell>
          <table:table-cell office:value-type="float" office:value="0.92" table:style-name="ce25">
            <text:p>0.9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8" table:style-name="ce24">
            <text:p>268</text:p>
          </table:table-cell>
          <table:table-cell office:value-type="float" office:value="0.60000000000000009" table:style-name="ce25">
            <text:p>0.6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7" table:style-name="ce24">
            <text:p>267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6" table:style-name="ce24">
            <text:p>266</text:p>
          </table:table-cell>
          <table:table-cell office:value-type="float" office:value="0.61" table:style-name="ce25">
            <text:p>0.6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5" table:style-name="ce24">
            <text:p>265</text:p>
          </table:table-cell>
          <table:table-cell office:value-type="float" office:value="0.31" table:style-name="ce25">
            <text:p>0.3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4" table:style-name="ce24">
            <text:p>264</text:p>
          </table:table-cell>
          <table:table-cell office:value-type="float" office:value="0.2" table:style-name="ce25">
            <text:p>0.2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3" table:style-name="ce24">
            <text:p>263</text:p>
          </table:table-cell>
          <table:table-cell office:value-type="float" office:value="0.14000000000000001" table:style-name="ce25">
            <text:p>0.1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2" table:style-name="ce24">
            <text:p>262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1" table:style-name="ce24">
            <text:p>261</text:p>
          </table:table-cell>
          <table:table-cell office:value-type="float" office:value="0.4" table:style-name="ce25">
            <text:p>0.4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60" table:style-name="ce24">
            <text:p>260</text:p>
          </table:table-cell>
          <table:table-cell office:value-type="float" office:value="0.15" table:style-name="ce25">
            <text:p>0.1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8" table:style-name="ce24">
            <text:p>258</text:p>
          </table:table-cell>
          <table:table-cell office:value-type="float" office:value="0.21" table:style-name="ce25">
            <text:p>0.2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7" table:style-name="ce24">
            <text:p>257</text:p>
          </table:table-cell>
          <table:table-cell office:value-type="float" office:value="0.21" table:style-name="ce25">
            <text:p>0.2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6" table:style-name="ce24">
            <text:p>256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5" table:style-name="ce24">
            <text:p>255</text:p>
          </table:table-cell>
          <table:table-cell office:value-type="float" office:value="0.32" table:style-name="ce25">
            <text:p>0.3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4" table:style-name="ce24">
            <text:p>254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3" table:style-name="ce24">
            <text:p>253</text:p>
          </table:table-cell>
          <table:table-cell office:value-type="float" office:value="0.76" table:style-name="ce25">
            <text:p>0.7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2" table:style-name="ce24">
            <text:p>252</text:p>
          </table:table-cell>
          <table:table-cell office:value-type="float" office:value="1.27" table:style-name="ce25">
            <text:p>1.2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1" table:style-name="ce24">
            <text:p>251</text:p>
          </table:table-cell>
          <table:table-cell office:value-type="float" office:value="0.55000000000000004" table:style-name="ce25">
            <text:p>0.5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50" table:style-name="ce24">
            <text:p>250</text:p>
          </table:table-cell>
          <table:table-cell office:value-type="float" office:value="0.27" table:style-name="ce25">
            <text:p>0.2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9" table:style-name="ce24">
            <text:p>249</text:p>
          </table:table-cell>
          <table:table-cell office:value-type="float" office:value="0.26" table:style-name="ce25">
            <text:p>0.2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8" table:style-name="ce24">
            <text:p>248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7" table:style-name="ce24">
            <text:p>247</text:p>
          </table:table-cell>
          <table:table-cell office:value-type="float" office:value="1.24" table:style-name="ce25">
            <text:p>1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6" table:style-name="ce24">
            <text:p>246</text:p>
          </table:table-cell>
          <table:table-cell office:value-type="float" office:value="2.72" table:style-name="ce25">
            <text:p>2.7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5" table:style-name="ce24">
            <text:p>245</text:p>
          </table:table-cell>
          <table:table-cell office:value-type="float" office:value="1.58" table:style-name="ce25">
            <text:p>1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4" table:style-name="ce24">
            <text:p>244</text:p>
          </table:table-cell>
          <table:table-cell office:value-type="float" office:value="0.32" table:style-name="ce25">
            <text:p>0.3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2" table:style-name="ce24">
            <text:p>242</text:p>
          </table:table-cell>
          <table:table-cell office:value-type="float" office:value="0.49" table:style-name="ce25">
            <text:p>0.4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1" table:style-name="ce24">
            <text:p>241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40" table:style-name="ce24">
            <text:p>240</text:p>
          </table:table-cell>
          <table:table-cell office:value-type="float" office:value="0.54" table:style-name="ce25">
            <text:p>0.5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9" table:style-name="ce24">
            <text:p>239</text:p>
          </table:table-cell>
          <table:table-cell office:value-type="float" office:value="3.18" table:style-name="ce25">
            <text:p>3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8" table:style-name="ce24">
            <text:p>238</text:p>
          </table:table-cell>
          <table:table-cell office:value-type="float" office:value="0.51" table:style-name="ce25">
            <text:p>0.5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7" table:style-name="ce24">
            <text:p>237</text:p>
          </table:table-cell>
          <table:table-cell office:value-type="float" office:value="0.35" table:style-name="ce25">
            <text:p>0.3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6" table:style-name="ce24">
            <text:p>236</text:p>
          </table:table-cell>
          <table:table-cell office:value-type="float" office:value="1.52" table:style-name="ce25">
            <text:p>1.5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5" table:style-name="ce24">
            <text:p>235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4" table:style-name="ce24">
            <text:p>234</text:p>
          </table:table-cell>
          <table:table-cell office:value-type="float" office:value="0.23" table:style-name="ce25">
            <text:p>0.2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3" table:style-name="ce24">
            <text:p>233</text:p>
          </table:table-cell>
          <table:table-cell office:value-type="float" office:value="0.16" table:style-name="ce25">
            <text:p>0.1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2" table:style-name="ce24">
            <text:p>232</text:p>
          </table:table-cell>
          <table:table-cell office:value-type="float" office:value="0.68" table:style-name="ce25">
            <text:p>0.6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1" table:style-name="ce24">
            <text:p>231</text:p>
          </table:table-cell>
          <table:table-cell office:value-type="float" office:value="0.63" table:style-name="ce25">
            <text:p>0.6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30" table:style-name="ce24">
            <text:p>230</text:p>
          </table:table-cell>
          <table:table-cell office:value-type="float" office:value="0.33" table:style-name="ce25">
            <text:p>0.3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9" table:style-name="ce24">
            <text:p>229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8" table:style-name="ce24">
            <text:p>228</text:p>
          </table:table-cell>
          <table:table-cell office:value-type="float" office:value="0.27" table:style-name="ce25">
            <text:p>0.2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7" table:style-name="ce24">
            <text:p>227</text:p>
          </table:table-cell>
          <table:table-cell office:value-type="float" office:value="0.28999999999999998" table:style-name="ce25">
            <text:p>0.2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6" table:style-name="ce24">
            <text:p>226</text:p>
          </table:table-cell>
          <table:table-cell office:value-type="float" office:value="0.34" table:style-name="ce25">
            <text:p>0.3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5" table:style-name="ce24">
            <text:p>225</text:p>
          </table:table-cell>
          <table:table-cell office:value-type="float" office:value="0.43" table:style-name="ce25">
            <text:p>0.4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4" table:style-name="ce24">
            <text:p>224</text:p>
          </table:table-cell>
          <table:table-cell office:value-type="float" office:value="0.46" table:style-name="ce25">
            <text:p>0.4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3" table:style-name="ce24">
            <text:p>223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2" table:style-name="ce24">
            <text:p>222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1" table:style-name="ce24">
            <text:p>221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20" table:style-name="ce24">
            <text:p>220</text:p>
          </table:table-cell>
          <table:table-cell office:value-type="float" office:value="0.62" table:style-name="ce25">
            <text:p>0.6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8" table:style-name="ce24">
            <text:p>218</text:p>
          </table:table-cell>
          <table:table-cell office:value-type="float" office:value="0.5" table:style-name="ce25">
            <text:p>0.5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6" table:style-name="ce24">
            <text:p>216</text:p>
          </table:table-cell>
          <table:table-cell office:value-type="float" office:value="0.41" table:style-name="ce25">
            <text:p>0.4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3" table:style-name="ce24">
            <text:p>213</text:p>
          </table:table-cell>
          <table:table-cell office:value-type="float" office:value="0.37" table:style-name="ce25">
            <text:p>0.37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12" table:style-name="ce24">
            <text:p>212</text:p>
          </table:table-cell>
          <table:table-cell office:value-type="float" office:value="0.42" table:style-name="ce25">
            <text:p>0.4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8" table:style-name="ce24">
            <text:p>98</text:p>
          </table:table-cell>
          <table:table-cell office:value-type="float" office:value="0.22" table:style-name="ce25">
            <text:p>0.22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5" table:style-name="ce24">
            <text:p>95</text:p>
          </table:table-cell>
          <table:table-cell office:value-type="float" office:value="0.69" table:style-name="ce25">
            <text:p>0.6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4" table:style-name="ce24">
            <text:p>94</text:p>
          </table:table-cell>
          <table:table-cell office:value-type="float" office:value="0.25" table:style-name="ce25">
            <text:p>0.2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3" table:style-name="ce24">
            <text:p>93</text:p>
          </table:table-cell>
          <table:table-cell office:value-type="float" office:value="0.57999999999999996" table:style-name="ce25">
            <text:p>0.5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2" table:style-name="ce24">
            <text:p>92</text:p>
          </table:table-cell>
          <table:table-cell office:value-type="float" office:value="0.13" table:style-name="ce25">
            <text:p>0.1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1" table:style-name="ce24">
            <text:p>91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90" table:style-name="ce24">
            <text:p>90</text:p>
          </table:table-cell>
          <table:table-cell office:value-type="float" office:value="0.13" table:style-name="ce25">
            <text:p>0.1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6" table:style-name="ce24">
            <text:p>86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4" table:style-name="ce24">
            <text:p>84</text:p>
          </table:table-cell>
          <table:table-cell office:value-type="float" office:value="0.46" table:style-name="ce25">
            <text:p>0.4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2" table:style-name="ce24">
            <text:p>82</text:p>
          </table:table-cell>
          <table:table-cell office:value-type="float" office:value="0.05" table:style-name="ce25">
            <text:p>0.0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81" table:style-name="ce24">
            <text:p>81</text:p>
          </table:table-cell>
          <table:table-cell office:value-type="float" office:value="0.05" table:style-name="ce25">
            <text:p>0.0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6" table:style-name="ce24">
            <text:p>66</text:p>
          </table:table-cell>
          <table:table-cell office:value-type="float" office:value="0.09" table:style-name="ce25">
            <text:p>0.0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5" table:style-name="ce24">
            <text:p>65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4" table:style-name="ce24">
            <text:p>64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3" table:style-name="ce24">
            <text:p>63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2" table:style-name="ce24">
            <text:p>62</text:p>
          </table:table-cell>
          <table:table-cell office:value-type="float" office:value="0.19" table:style-name="ce25">
            <text:p>0.19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1" table:style-name="ce24">
            <text:p>61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60" table:style-name="ce24">
            <text:p>60</text:p>
          </table:table-cell>
          <table:table-cell office:value-type="float" office:value="0.05" table:style-name="ce25">
            <text:p>0.0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8" table:style-name="ce24">
            <text:p>58</text:p>
          </table:table-cell>
          <table:table-cell office:value-type="float" office:value="0.06" table:style-name="ce25">
            <text:p>0.06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7" table:style-name="ce24">
            <text:p>57</text:p>
          </table:table-cell>
          <table:table-cell office:value-type="float" office:value="0.11" table:style-name="ce25">
            <text:p>0.11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6" table:style-name="ce24">
            <text:p>56</text:p>
          </table:table-cell>
          <table:table-cell office:value-type="float" office:value="0.05" table:style-name="ce25">
            <text:p>0.05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5" table:style-name="ce24">
            <text:p>55</text:p>
          </table:table-cell>
          <table:table-cell office:value-type="float" office:value="0.08" table:style-name="ce25">
            <text:p>0.0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4" table:style-name="ce24">
            <text:p>54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3" table:style-name="ce24">
            <text:p>53</text:p>
          </table:table-cell>
          <table:table-cell office:value-type="float" office:value="2.2400000000000002" table:style-name="ce25">
            <text:p>2.2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52" table:style-name="ce24">
            <text:p>52</text:p>
          </table:table-cell>
          <table:table-cell office:value-type="float" office:value="0.18" table:style-name="ce25">
            <text:p>0.18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9" table:style-name="ce24">
            <text:p>49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8" table:style-name="ce24">
            <text:p>48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7" table:style-name="ce24">
            <text:p>47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6" table:style-name="ce24">
            <text:p>46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4" table:style-name="ce24">
            <text:p>44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3" table:style-name="ce24">
            <text:p>43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1" table:style-name="ce24">
            <text:p>41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40" table:style-name="ce24">
            <text:p>40</text:p>
          </table:table-cell>
          <table:table-cell office:value-type="float" office:value="0.13" table:style-name="ce25">
            <text:p>0.1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9" table:style-name="ce24">
            <text:p>39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6" table:style-name="ce24">
            <text:p>36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4" table:style-name="ce24">
            <text:p>34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3" table:style-name="ce24">
            <text:p>33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2" table:style-name="ce24">
            <text:p>32</text:p>
          </table:table-cell>
          <table:table-cell office:value-type="float" office:value="0.04" table:style-name="ce25">
            <text:p>0.04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1" table:style-name="ce24">
            <text:p>31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30" table:style-name="ce24">
            <text:p>30</text:p>
          </table:table-cell>
          <table:table-cell office:value-type="float" office:value="0.03" table:style-name="ce25">
            <text:p>0.0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7" table:style-name="ce24">
            <text:p>27</text:p>
          </table:table-cell>
          <table:table-cell office:value-type="float" office:value="0.13" table:style-name="ce25">
            <text:p>0.13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3">
            <text:p>2800</text:p>
          </table:table-cell>
          <table:table-cell office:value-type="float" office:value="20" table:style-name="ce24">
            <text:p>20</text:p>
          </table:table-cell>
          <table:table-cell office:value-type="float" office:value="0.30000000000000004" table:style-name="ce25">
            <text:p>0.300</text:p>
          </table:table-cell>
          <table:table-cell office:value-type="float" office:value="1" table:style-name="ce26">
            <text:p>1</text:p>
          </table:table-cell>
          <table:table-cell table:number-columns-repeated="16379"/>
        </table:table-row>
        <table:table-row table:style-name="ro1">
          <table:table-cell table:style-name="ce22"/>
          <table:table-cell office:value-type="string" table:style-name="ce27">
            <text:p>2800</text:p>
          </table:table-cell>
          <table:table-cell office:value-type="float" office:value="7" table:style-name="ce28">
            <text:p>7</text:p>
          </table:table-cell>
          <table:table-cell office:value-type="float" office:value="0.09" table:style-name="ce29">
            <text:p>0.090</text:p>
          </table:table-cell>
          <table:table-cell office:value-type="float" office:value="1" table:style-name="ce30">
            <text:p>1</text:p>
          </table:table-cell>
          <table:table-cell table:number-columns-repeated="16379"/>
        </table:table-row>
        <table:table-row table:number-rows-repeated="2" table:style-name="ro1">
          <table:table-cell table:style-name="ce1"/>
          <table:table-cell table:style-name="ce31"/>
          <table:table-cell table:number-columns-repeated="16382" table:style-name="ce1"/>
        </table:table-row>
        <table:table-row table:number-rows-repeated="2" table:style-name="ro1">
          <table:table-cell table:style-name="ce1"/>
          <table:table-cell table:style-name="ce31"/>
          <table:table-cell table:number-columns-repeated="16382"/>
        </table:table-row>
        <table:table-row table:style-name="ro1">
          <table:table-cell table:style-name="ce20"/>
          <table:table-cell table:style-name="ce31"/>
          <table:table-cell table:number-columns-repeated="16382"/>
        </table:table-row>
        <table:table-row table:number-rows-repeated="13" table:style-name="ro1">
          <table:table-cell table:style-name="ce1"/>
          <table:table-cell table:style-name="ce31"/>
          <table:table-cell table:number-columns-repeated="16382"/>
        </table:table-row>
        <table:table-row table:number-rows-repeated="66" table:style-name="ro1">
          <table:table-cell/>
          <table:table-cell table:style-name="ce31"/>
          <table:table-cell table:number-columns-repeated="16382"/>
        </table:table-row>
        <table:table-row table:number-rows-repeated="10467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text-style style:name="N36P0">
      <number:text>TRUE</number:text>
    </number:text-style>
    <number:text-style style:name="N36P1">
      <number:text>TRUE</number:text>
    </number:text-style>
    <number:text-style style:name="N36">
      <number:text>FALSE</number:text>
      <style:map style:condition="value()&gt;0" style:apply-style-name="N36P0"/>
      <style:map style:condition="value()&lt;0" style:apply-style-name="N36P1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SiBury</meta:initial-creator>
    <dc:creator>SiBury</dc:creator>
    <meta:creation-date>2010-04-12T12:48:28Z</meta:creation-date>
    <dc:date>2010-04-12T13:37:48Z</dc:date>
  </office:meta>
</office:document-meta>
</file>